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8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74.97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203.8mm"/>
    </style:style>
    <style:style style:name="co9" style:family="table-column">
      <style:table-column-properties fo:break-before="auto" style:column-width="135.57mm"/>
    </style:style>
    <style:style style:name="co10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 style:data-style-name="N0"/>
    <style:style style:name="ce1" style:family="table-cell" style:parent-style-name="Default" style:data-style-name="N99"/>
    <style:style style:name="ce4" style:family="table-cell" style:parent-style-name="Default" style:data-style-name="N10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2];[$samples.A$2:$samples.A$855];1;0)" office:value-type="string" office:string-value="" calcext:value-type="error">
            <text:p>#N/A</text:p>
          </table:table-cell>
          <table:table-cell table:formula="of:=[.C2]=[.B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3];[$samples.A$2:$samples.A$855];1;0)" office:value-type="string" office:string-value="" calcext:value-type="error">
            <text:p>#N/A</text:p>
          </table:table-cell>
          <table:table-cell table:formula="of:=[.C3]=[.B3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4];[$samples.A$2:$samples.A$855];1;0)" office:value-type="string" office:string-value="" calcext:value-type="error">
            <text:p>#N/A</text:p>
          </table:table-cell>
          <table:table-cell table:formula="of:=[.C4]=[.B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5];[$samples.A$2:$samples.A$855];1;0)" office:value-type="string" office:string-value="" calcext:value-type="error">
            <text:p>#N/A</text:p>
          </table:table-cell>
          <table:table-cell table:formula="of:=[.C5]=[.B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];[$samples.A$2:$samples.A$855];1;0)" office:value-type="string" office:string-value="" calcext:value-type="error">
            <text:p>#N/A</text:p>
          </table:table-cell>
          <table:table-cell table:formula="of:=[.C6]=[.B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7];[$samples.A$2:$samples.A$855];1;0)" office:value-type="string" office:string-value="" calcext:value-type="error">
            <text:p>#N/A</text:p>
          </table:table-cell>
          <table:table-cell table:formula="of:=[.C7]=[.B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8];[$samples.A$2:$samples.A$855];1;0)" office:value-type="string" office:string-value="" calcext:value-type="error">
            <text:p>#N/A</text:p>
          </table:table-cell>
          <table:table-cell table:formula="of:=[.C8]=[.B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9];[$samples.A$2:$samples.A$855];1;0)" office:value-type="string" office:string-value="" calcext:value-type="error">
            <text:p>#N/A</text:p>
          </table:table-cell>
          <table:table-cell table:formula="of:=[.C9]=[.B9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10];[$samples.A$2:$samples.A$855];1;0)" office:value-type="string" office:string-value="" calcext:value-type="error">
            <text:p>#N/A</text:p>
          </table:table-cell>
          <table:table-cell table:formula="of:=[.C10]=[.B1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formula="of:=VLOOKUP([.B11];[$samples.A$2:$samples.A$855];1;0)" office:value-type="string" office:string-value="VWG14" calcext:value-type="string">
            <text:p>VWG14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formula="of:=VLOOKUP([.B12];[$samples.A$2:$samples.A$855];1;0)" office:value-type="string" office:string-value="VWG14" calcext:value-type="string">
            <text:p>VWG14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formula="of:=VLOOKUP([.B13];[$samples.A$2:$samples.A$855];1;0)" office:value-type="string" office:string-value="VWG14" calcext:value-type="string">
            <text:p>VWG14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formula="of:=VLOOKUP([.B14];[$samples.A$2:$samples.A$855];1;0)" office:value-type="string" office:string-value="VWG14" calcext:value-type="string">
            <text:p>VWG14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formula="of:=VLOOKUP([.B15];[$samples.A$2:$samples.A$855];1;0)" office:value-type="string" office:string-value="VMA18" calcext:value-type="string">
            <text:p>VMA1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formula="of:=VLOOKUP([.B16];[$samples.A$2:$samples.A$855];1;0)" office:value-type="string" office:string-value="VMA18" calcext:value-type="string">
            <text:p>VMA1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formula="of:=VLOOKUP([.B17];[$samples.A$2:$samples.A$855];1;0)" office:value-type="string" office:string-value="VMA18" calcext:value-type="string">
            <text:p>VMA1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formula="of:=VLOOKUP([.B18];[$samples.A$2:$samples.A$855];1;0)" office:value-type="string" office:string-value="TLC775" calcext:value-type="string">
            <text:p>TLC775</text:p>
          </table:table-cell>
          <table:table-cell table:formula="of:=[.C18]=[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formula="of:=VLOOKUP([.B19];[$samples.A$2:$samples.A$855];1;0)" office:value-type="string" office:string-value="TLC775" calcext:value-type="string">
            <text:p>TLC775</text:p>
          </table:table-cell>
          <table:table-cell table:formula="of:=[.C19]=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formula="of:=VLOOKUP([.B20];[$samples.A$2:$samples.A$855];1;0)" office:value-type="string" office:string-value="TLC775" calcext:value-type="string">
            <text:p>TLC775</text:p>
          </table:table-cell>
          <table:table-cell table:formula="of:=[.C20]=[.B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formula="of:=VLOOKUP([.B21];[$samples.A$2:$samples.A$855];1;0)" office:value-type="string" office:string-value="TLC726" calcext:value-type="string">
            <text:p>TLC726</text:p>
          </table:table-cell>
          <table:table-cell table:formula="of:=[.C21]=[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formula="of:=VLOOKUP([.B22];[$samples.A$2:$samples.A$855];1;0)" office:value-type="string" office:string-value="TLC726" calcext:value-type="string">
            <text:p>TLC726</text:p>
          </table:table-cell>
          <table:table-cell table:formula="of:=[.C22]=[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formula="of:=VLOOKUP([.B23];[$samples.A$2:$samples.A$855];1;0)" office:value-type="string" office:string-value="TLC726" calcext:value-type="string">
            <text:p>TLC726</text:p>
          </table:table-cell>
          <table:table-cell table:formula="of:=[.C23]=[.B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formula="of:=VLOOKUP([.B24];[$samples.A$2:$samples.A$855];1;0)" office:value-type="string" office:string-value="TLC725" calcext:value-type="string">
            <text:p>TLC725</text:p>
          </table:table-cell>
          <table:table-cell table:formula="of:=[.C24]=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formula="of:=VLOOKUP([.B25];[$samples.A$2:$samples.A$855];1;0)" office:value-type="string" office:string-value="TLC725" calcext:value-type="string">
            <text:p>TLC725</text:p>
          </table:table-cell>
          <table:table-cell table:formula="of:=[.C25]=[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formula="of:=VLOOKUP([.B26];[$samples.A$2:$samples.A$855];1;0)" office:value-type="string" office:string-value="TLC725" calcext:value-type="string">
            <text:p>TLC725</text:p>
          </table:table-cell>
          <table:table-cell table:formula="of:=[.C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formula="of:=VLOOKUP([.B27];[$samples.A$2:$samples.A$855];1;0)" office:value-type="string" office:string-value="TLC720" calcext:value-type="string">
            <text:p>TLC720</text:p>
          </table:table-cell>
          <table:table-cell table:formula="of:=[.C27]=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formula="of:=VLOOKUP([.B28];[$samples.A$2:$samples.A$855];1;0)" office:value-type="string" office:string-value="TLC720" calcext:value-type="string">
            <text:p>TLC720</text:p>
          </table:table-cell>
          <table:table-cell table:formula="of:=[.C28]=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formula="of:=VLOOKUP([.B29];[$samples.A$2:$samples.A$855];1;0)" office:value-type="string" office:string-value="TLC720" calcext:value-type="string">
            <text:p>TLC720</text:p>
          </table:table-cell>
          <table:table-cell table:formula="of:=[.C29]=[.B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formula="of:=VLOOKUP([.B30];[$samples.A$2:$samples.A$855];1;0)" office:value-type="string" office:string-value="TLC715" calcext:value-type="string">
            <text:p>TLC715</text:p>
          </table:table-cell>
          <table:table-cell table:formula="of:=[.C30]=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formula="of:=VLOOKUP([.B31];[$samples.A$2:$samples.A$855];1;0)" office:value-type="string" office:string-value="TLC715" calcext:value-type="string">
            <text:p>TLC715</text:p>
          </table:table-cell>
          <table:table-cell table:formula="of:=[.C31]=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formula="of:=VLOOKUP([.B32];[$samples.A$2:$samples.A$855];1;0)" office:value-type="string" office:string-value="TLC715" calcext:value-type="string">
            <text:p>TLC715</text:p>
          </table:table-cell>
          <table:table-cell table:formula="of:=[.C32]=[.B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formula="of:=VLOOKUP([.B33];[$samples.A$2:$samples.A$855];1;0)" office:value-type="string" office:string-value="RA1007" calcext:value-type="string">
            <text:p>RA1007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formula="of:=VLOOKUP([.B34];[$samples.A$2:$samples.A$855];1;0)" office:value-type="string" office:string-value="RA1006" calcext:value-type="string">
            <text:p>RA1006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formula="of:=VLOOKUP([.B35];[$samples.A$2:$samples.A$855];1;0)" office:value-type="string" office:string-value="RA1006" calcext:value-type="string">
            <text:p>RA1006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formula="of:=VLOOKUP([.B36];[$samples.A$2:$samples.A$855];1;0)" office:value-type="string" office:string-value="RA1006" calcext:value-type="string">
            <text:p>RA1006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formula="of:=VLOOKUP([.B37];[$samples.A$2:$samples.A$855];1;0)" office:value-type="string" office:string-value="NE90535" calcext:value-type="string">
            <text:p>NE9053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formula="of:=VLOOKUP([.B38];[$samples.A$2:$samples.A$855];1;0)" office:value-type="string" office:string-value="NE67754" calcext:value-type="string">
            <text:p>NE67754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formula="of:=VLOOKUP([.B39];[$samples.A$2:$samples.A$855];1;0)" office:value-type="string" office:string-value="NE4583" calcext:value-type="string">
            <text:p>NE4583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formula="of:=VLOOKUP([.B40];[$samples.A$2:$samples.A$855];1;0)" office:value-type="string" office:string-value="NE37647" calcext:value-type="string">
            <text:p>NE37647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formula="of:=VLOOKUP([.B41];[$samples.A$2:$samples.A$855];1;0)" office:value-type="string" office:string-value="NE37169" calcext:value-type="string">
            <text:p>NE37169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formula="of:=VLOOKUP([.B42];[$samples.A$2:$samples.A$855];1;0)" office:value-type="string" office:string-value="NE36811" calcext:value-type="string">
            <text:p>NE36811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formula="of:=VLOOKUP([.B43];[$samples.A$2:$samples.A$855];1;0)" office:value-type="string" office:string-value="NE35959" calcext:value-type="string">
            <text:p>NE35959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formula="of:=VLOOKUP([.B44];[$samples.A$2:$samples.A$855];1;0)" office:value-type="string" office:string-value="NE35955" calcext:value-type="string">
            <text:p>NE35955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formula="of:=VLOOKUP([.B45];[$samples.A$2:$samples.A$855];1;0)" office:value-type="string" office:string-value="NE25953" calcext:value-type="string">
            <text:p>NE25953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formula="of:=VLOOKUP([.B46];[$samples.A$2:$samples.A$855];1;0)" office:value-type="string" office:string-value="NE25923" calcext:value-type="string">
            <text:p>NE25923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formula="of:=VLOOKUP([.B47];[$samples.A$2:$samples.A$855];1;0)" office:value-type="string" office:string-value="NE10467" calcext:value-type="string">
            <text:p>NE10467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formula="of:=VLOOKUP([.B48];[$samples.A$2:$samples.A$855];1;0)" office:value-type="string" office:string-value="NDU10" calcext:value-type="string">
            <text:p>NDU10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formula="of:=VLOOKUP([.B49];[$samples.A$2:$samples.A$855];1;0)" office:value-type="string" office:string-value="NDU10" calcext:value-type="string">
            <text:p>NDU10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formula="of:=VLOOKUP([.B50];[$samples.A$2:$samples.A$855];1;0)" office:value-type="string" office:string-value="NDU10" calcext:value-type="string">
            <text:p>NDU10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formula="of:=VLOOKUP([.B51];[$samples.A$2:$samples.A$855];1;0)" office:value-type="string" office:string-value="NCR13" calcext:value-type="string">
            <text:p>NCR13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formula="of:=VLOOKUP([.B52];[$samples.A$2:$samples.A$855];1;0)" office:value-type="string" office:string-value="NCR13" calcext:value-type="string">
            <text:p>NCR13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formula="of:=VLOOKUP([.B53];[$samples.A$2:$samples.A$855];1;0)" office:value-type="string" office:string-value="NCR13" calcext:value-type="string">
            <text:p>NCR13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formula="of:=VLOOKUP([.B54];[$samples.A$2:$samples.A$855];1;0)" office:value-type="string" office:string-value="NCD30" calcext:value-type="string">
            <text:p>NCD3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formula="of:=VLOOKUP([.B55];[$samples.A$2:$samples.A$855];1;0)" office:value-type="string" office:string-value="NCD30" calcext:value-type="string">
            <text:p>NCD30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formula="of:=VLOOKUP([.B56];[$samples.A$2:$samples.A$855];1;0)" office:value-type="string" office:string-value="NCD30" calcext:value-type="string">
            <text:p>NCD30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formula="of:=VLOOKUP([.B57];[$samples.A$2:$samples.A$855];1;0)" office:value-type="string" office:string-value="NBJ30" calcext:value-type="string">
            <text:p>NBJ30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formula="of:=VLOOKUP([.B58];[$samples.A$2:$samples.A$855];1;0)" office:value-type="string" office:string-value="NBJ30" calcext:value-type="string">
            <text:p>NBJ30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formula="of:=VLOOKUP([.B59];[$samples.A$2:$samples.A$855];1;0)" office:value-type="string" office:string-value="NBJ30" calcext:value-type="string">
            <text:p>NBJ30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formula="of:=VLOOKUP([.B60];[$samples.A$2:$samples.A$855];1;0)" office:value-type="string" office:string-value="NAL05" calcext:value-type="string">
            <text:p>NAL05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formula="of:=VLOOKUP([.B61];[$samples.A$2:$samples.A$855];1;0)" office:value-type="string" office:string-value="NAL05" calcext:value-type="string">
            <text:p>NAL05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formula="of:=VLOOKUP([.B62];[$samples.A$2:$samples.A$855];1;0)" office:value-type="string" office:string-value="NAL05" calcext:value-type="string">
            <text:p>NAL05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MelMosaic</text:p>
          </table:table-cell>
          <table:table-cell table:style-name="ce14" table:formula="of:=VLOOKUP([.B63];[$samples.A$2:$samples.A$855];1;0)" office:value-type="string" office:string-value="MelMosaic" calcext:value-type="string">
            <text:p>MelMosaic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a</text:p>
          </table:table-cell>
          <table:table-cell office:value-type="string" calcext:value-type="string">
            <text:p>MelMosaic</text:p>
          </table:table-cell>
          <table:table-cell table:formula="of:=VLOOKUP([.B64];[$samples.A$2:$samples.A$855];1;0)" office:value-type="string" office:string-value="MelMosaic" calcext:value-type="string">
            <text:p>MelMosaic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b</text:p>
          </table:table-cell>
          <table:table-cell office:value-type="string" calcext:value-type="string">
            <text:p>MelMosaic</text:p>
          </table:table-cell>
          <table:table-cell table:formula="of:=VLOOKUP([.B65];[$samples.A$2:$samples.A$855];1;0)" office:value-type="string" office:string-value="MelMosaic" calcext:value-type="string">
            <text:p>MelMosaic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formula="of:=VLOOKUP([.B66];[$samples.A$2:$samples.A$855];1;0)" office:value-type="string" office:string-value="J438" calcext:value-type="string">
            <text:p>J438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formula="of:=VLOOKUP([.B67];[$samples.A$2:$samples.A$855];1;0)" office:value-type="string" office:string-value="J437" calcext:value-type="string">
            <text:p>J43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formula="of:=VLOOKUP([.B68];[$samples.A$2:$samples.A$855];1;0)" office:value-type="string" office:string-value="J436i" calcext:value-type="string">
            <text:p>J436i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formula="of:=VLOOKUP([.B69];[$samples.A$2:$samples.A$855];1;0)" office:value-type="string" office:string-value="J436h" calcext:value-type="string">
            <text:p>J436h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formula="of:=VLOOKUP([.B70];[$samples.A$2:$samples.A$855];1;0)" office:value-type="string" office:string-value="J436g" calcext:value-type="string">
            <text:p>J436g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formula="of:=VLOOKUP([.B71];[$samples.A$2:$samples.A$855];1;0)" office:value-type="string" office:string-value="J436f" calcext:value-type="string">
            <text:p>J436f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formula="of:=VLOOKUP([.B72];[$samples.A$2:$samples.A$855];1;0)" office:value-type="string" office:string-value="J436e" calcext:value-type="string">
            <text:p>J436e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formula="of:=VLOOKUP([.B73];[$samples.A$2:$samples.A$855];1;0)" office:value-type="string" office:string-value="J436d" calcext:value-type="string">
            <text:p>J436d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formula="of:=VLOOKUP([.B74];[$samples.A$2:$samples.A$855];1;0)" office:value-type="string" office:string-value="J436c" calcext:value-type="string">
            <text:p>J436c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formula="of:=VLOOKUP([.B75];[$samples.A$2:$samples.A$855];1;0)" office:value-type="string" office:string-value="J436c" calcext:value-type="string">
            <text:p>J436c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formula="of:=VLOOKUP([.B76];[$samples.A$2:$samples.A$855];1;0)" office:value-type="string" office:string-value="J436c" calcext:value-type="string">
            <text:p>J436c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formula="of:=VLOOKUP([.B77];[$samples.A$2:$samples.A$855];1;0)" office:value-type="string" office:string-value="J436b" calcext:value-type="string">
            <text:p>J436b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formula="of:=VLOOKUP([.B78];[$samples.A$2:$samples.A$855];1;0)" office:value-type="string" office:string-value="J436a" calcext:value-type="string">
            <text:p>J436a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formula="of:=VLOOKUP([.B79];[$samples.A$2:$samples.A$855];1;0)" office:value-type="string" office:string-value="J436" calcext:value-type="string">
            <text:p>J436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80];[$samples.A$2:$samples.A$855];1;0)" office:value-type="string" office:string-value="J435i" calcext:value-type="string">
            <text:p>J435i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81];[$samples.A$2:$samples.A$855];1;0)" office:value-type="string" office:string-value="J435h" calcext:value-type="string">
            <text:p>J435h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82];[$samples.A$2:$samples.A$855];1;0)" office:value-type="string" office:string-value="J435g" calcext:value-type="string">
            <text:p>J435g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83];[$samples.A$2:$samples.A$855];1;0)" office:value-type="string" office:string-value="J435f" calcext:value-type="string">
            <text:p>J435f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84];[$samples.A$2:$samples.A$855];1;0)" office:value-type="string" office:string-value="J435e" calcext:value-type="string">
            <text:p>J435e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85];[$samples.A$2:$samples.A$855];1;0)" office:value-type="string" office:string-value="J435d" calcext:value-type="string">
            <text:p>J435d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86];[$samples.A$2:$samples.A$855];1;0)" office:value-type="string" office:string-value="J435c" calcext:value-type="string">
            <text:p>J435c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87];[$samples.A$2:$samples.A$855];1;0)" office:value-type="string" office:string-value="J435b" calcext:value-type="string">
            <text:p>J435b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88];[$samples.A$2:$samples.A$855];1;0)" office:value-type="string" office:string-value="J435a" calcext:value-type="string">
            <text:p>J435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89];[$samples.A$2:$samples.A$855];1;0)" office:value-type="string" office:string-value="J435" calcext:value-type="string">
            <text:p>J435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90];[$samples.A$2:$samples.A$855];1;0)" office:value-type="string" office:string-value="J434b" calcext:value-type="string">
            <text:p>J434b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91];[$samples.A$2:$samples.A$855];1;0)" office:value-type="string" office:string-value="J434a" calcext:value-type="string">
            <text:p>J434a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92];[$samples.A$2:$samples.A$855];1;0)" office:value-type="string" office:string-value="J434" calcext:value-type="string">
            <text:p>J434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93];[$samples.A$2:$samples.A$855];1;0)" office:value-type="string" office:string-value="J433h" calcext:value-type="string">
            <text:p>J433h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94];[$samples.A$2:$samples.A$855];1;0)" office:value-type="string" office:string-value="J433g" calcext:value-type="string">
            <text:p>J433g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95];[$samples.A$2:$samples.A$855];1;0)" office:value-type="string" office:string-value="J433f" calcext:value-type="string">
            <text:p>J433f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96];[$samples.A$2:$samples.A$855];1;0)" office:value-type="string" office:string-value="J433e" calcext:value-type="string">
            <text:p>J433e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97];[$samples.A$2:$samples.A$855];1;0)" office:value-type="string" office:string-value="J433d" calcext:value-type="string">
            <text:p>J433d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98];[$samples.A$2:$samples.A$855];1;0)" office:value-type="string" office:string-value="J433c" calcext:value-type="string">
            <text:p>J433c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99];[$samples.A$2:$samples.A$855];1;0)" office:value-type="string" office:string-value="J433b" calcext:value-type="string">
            <text:p>J433b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100];[$samples.A$2:$samples.A$855];1;0)" office:value-type="string" office:string-value="J433a" calcext:value-type="string">
            <text:p>J433a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101];[$samples.A$2:$samples.A$855];1;0)" office:value-type="string" office:string-value="J433" calcext:value-type="string">
            <text:p>J433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102];[$samples.A$2:$samples.A$855];1;0)" office:value-type="string" office:string-value="J432" calcext:value-type="string">
            <text:p>J432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103];[$samples.A$2:$samples.A$855];1;0)" office:value-type="string" office:string-value="J431" calcext:value-type="string">
            <text:p>J431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104];[$samples.A$2:$samples.A$855];1;0)" office:value-type="string" office:string-value="J430i" calcext:value-type="string">
            <text:p>J430i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105];[$samples.A$2:$samples.A$855];1;0)" office:value-type="string" office:string-value="J430h" calcext:value-type="string">
            <text:p>J430h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106];[$samples.A$2:$samples.A$855];1;0)" office:value-type="string" office:string-value="J430g" calcext:value-type="string">
            <text:p>J430g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107];[$samples.A$2:$samples.A$855];1;0)" office:value-type="string" office:string-value="J430f" calcext:value-type="string">
            <text:p>J430f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108];[$samples.A$2:$samples.A$855];1;0)" office:value-type="string" office:string-value="J430e" calcext:value-type="string">
            <text:p>J430e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109];[$samples.A$2:$samples.A$855];1;0)" office:value-type="string" office:string-value="J430d" calcext:value-type="string">
            <text:p>J430d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110];[$samples.A$2:$samples.A$855];1;0)" office:value-type="string" office:string-value="J430c" calcext:value-type="string">
            <text:p>J430c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111];[$samples.A$2:$samples.A$855];1;0)" office:value-type="string" office:string-value="J430b" calcext:value-type="string">
            <text:p>J430b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112];[$samples.A$2:$samples.A$855];1;0)" office:value-type="string" office:string-value="J430a" calcext:value-type="string">
            <text:p>J430a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113];[$samples.A$2:$samples.A$855];1;0)" office:value-type="string" office:string-value="J430a" calcext:value-type="string">
            <text:p>J430a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114];[$samples.A$2:$samples.A$855];1;0)" office:value-type="string" office:string-value="J430a" calcext:value-type="string">
            <text:p>J430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115];[$samples.A$2:$samples.A$855];1;0)" office:value-type="string" office:string-value="J430" calcext:value-type="string">
            <text:p>J430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116];[$samples.A$2:$samples.A$855];1;0)" office:value-type="string" office:string-value="J429i" calcext:value-type="string">
            <text:p>J429i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117];[$samples.A$2:$samples.A$855];1;0)" office:value-type="string" office:string-value="J429h" calcext:value-type="string">
            <text:p>J429h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118];[$samples.A$2:$samples.A$855];1;0)" office:value-type="string" office:string-value="J429g" calcext:value-type="string">
            <text:p>J429g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119];[$samples.A$2:$samples.A$855];1;0)" office:value-type="string" office:string-value="J429f" calcext:value-type="string">
            <text:p>J429f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120];[$samples.A$2:$samples.A$855];1;0)" office:value-type="string" office:string-value="J429e" calcext:value-type="string">
            <text:p>J429e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121];[$samples.A$2:$samples.A$855];1;0)" office:value-type="string" office:string-value="J429d" calcext:value-type="string">
            <text:p>J429d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122];[$samples.A$2:$samples.A$855];1;0)" office:value-type="string" office:string-value="J429c" calcext:value-type="string">
            <text:p>J429c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123];[$samples.A$2:$samples.A$855];1;0)" office:value-type="string" office:string-value="J429b" calcext:value-type="string">
            <text:p>J429b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124];[$samples.A$2:$samples.A$855];1;0)" office:value-type="string" office:string-value="J429a" calcext:value-type="string">
            <text:p>J429a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125];[$samples.A$2:$samples.A$855];1;0)" office:value-type="string" office:string-value="J429" calcext:value-type="string">
            <text:p>J429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126];[$samples.A$2:$samples.A$855];1;0)" office:value-type="string" office:string-value="J428i" calcext:value-type="string">
            <text:p>J428i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127];[$samples.A$2:$samples.A$855];1;0)" office:value-type="string" office:string-value="J428h" calcext:value-type="string">
            <text:p>J428h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128];[$samples.A$2:$samples.A$855];1;0)" office:value-type="string" office:string-value="J428g" calcext:value-type="string">
            <text:p>J428g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129];[$samples.A$2:$samples.A$855];1;0)" office:value-type="string" office:string-value="J428f" calcext:value-type="string">
            <text:p>J428f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130];[$samples.A$2:$samples.A$855];1;0)" office:value-type="string" office:string-value="J428e" calcext:value-type="string">
            <text:p>J428e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131];[$samples.A$2:$samples.A$855];1;0)" office:value-type="string" office:string-value="J428d" calcext:value-type="string">
            <text:p>J428d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132];[$samples.A$2:$samples.A$855];1;0)" office:value-type="string" office:string-value="J428c" calcext:value-type="string">
            <text:p>J428c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133];[$samples.A$2:$samples.A$855];1;0)" office:value-type="string" office:string-value="J428b" calcext:value-type="string">
            <text:p>J428b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134];[$samples.A$2:$samples.A$855];1;0)" office:value-type="string" office:string-value="J428a" calcext:value-type="string">
            <text:p>J428a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135];[$samples.A$2:$samples.A$855];1;0)" office:value-type="string" office:string-value="J428" calcext:value-type="string">
            <text:p>J428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136];[$samples.A$2:$samples.A$855];1;0)" office:value-type="string" office:string-value="J427a" calcext:value-type="string">
            <text:p>J427a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137];[$samples.A$2:$samples.A$855];1;0)" office:value-type="string" office:string-value="J427" calcext:value-type="string">
            <text:p>J42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138];[$samples.A$2:$samples.A$855];1;0)" office:value-type="string" office:string-value="J426i" calcext:value-type="string">
            <text:p>J426i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139];[$samples.A$2:$samples.A$855];1;0)" office:value-type="string" office:string-value="J426h" calcext:value-type="string">
            <text:p>J426h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140];[$samples.A$2:$samples.A$855];1;0)" office:value-type="string" office:string-value="J426g" calcext:value-type="string">
            <text:p>J426g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141];[$samples.A$2:$samples.A$855];1;0)" office:value-type="string" office:string-value="J426f" calcext:value-type="string">
            <text:p>J426f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142];[$samples.A$2:$samples.A$855];1;0)" office:value-type="string" office:string-value="J426d" calcext:value-type="string">
            <text:p>J426d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143];[$samples.A$2:$samples.A$855];1;0)" office:value-type="string" office:string-value="J426c" calcext:value-type="string">
            <text:p>J426c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144];[$samples.A$2:$samples.A$855];1;0)" office:value-type="string" office:string-value="J426b" calcext:value-type="string">
            <text:p>J426b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145];[$samples.A$2:$samples.A$855];1;0)" office:value-type="string" office:string-value="J426a" calcext:value-type="string">
            <text:p>J426a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146];[$samples.A$2:$samples.A$855];1;0)" office:value-type="string" office:string-value="J426" calcext:value-type="string">
            <text:p>J426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147];[$samples.A$2:$samples.A$855];1;0)" office:value-type="string" office:string-value="J425i" calcext:value-type="string">
            <text:p>J425i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148];[$samples.A$2:$samples.A$855];1;0)" office:value-type="string" office:string-value="J425h" calcext:value-type="string">
            <text:p>J425h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149];[$samples.A$2:$samples.A$855];1;0)" office:value-type="string" office:string-value="J425g" calcext:value-type="string">
            <text:p>J425g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150];[$samples.A$2:$samples.A$855];1;0)" office:value-type="string" office:string-value="J425f" calcext:value-type="string">
            <text:p>J425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151];[$samples.A$2:$samples.A$855];1;0)" office:value-type="string" office:string-value="J425e" calcext:value-type="string">
            <text:p>J425e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152];[$samples.A$2:$samples.A$855];1;0)" office:value-type="string" office:string-value="J425d" calcext:value-type="string">
            <text:p>J425d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153];[$samples.A$2:$samples.A$855];1;0)" office:value-type="string" office:string-value="J425c" calcext:value-type="string">
            <text:p>J425c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154];[$samples.A$2:$samples.A$855];1;0)" office:value-type="string" office:string-value="J425b" calcext:value-type="string">
            <text:p>J425b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155];[$samples.A$2:$samples.A$855];1;0)" office:value-type="string" office:string-value="J425a" calcext:value-type="string">
            <text:p>J425a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156];[$samples.A$2:$samples.A$855];1;0)" office:value-type="string" office:string-value="J425" calcext:value-type="string">
            <text:p>J425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157];[$samples.A$2:$samples.A$855];1;0)" office:value-type="string" office:string-value="J424g" calcext:value-type="string">
            <text:p>J424g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158];[$samples.A$2:$samples.A$855];1;0)" office:value-type="string" office:string-value="J424f" calcext:value-type="string">
            <text:p>J424f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159];[$samples.A$2:$samples.A$855];1;0)" office:value-type="string" office:string-value="J424e" calcext:value-type="string">
            <text:p>J424e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160];[$samples.A$2:$samples.A$855];1;0)" office:value-type="string" office:string-value="J424d" calcext:value-type="string">
            <text:p>J424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161];[$samples.A$2:$samples.A$855];1;0)" office:value-type="string" office:string-value="J424c" calcext:value-type="string">
            <text:p>J424c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162];[$samples.A$2:$samples.A$855];1;0)" office:value-type="string" office:string-value="J424b" calcext:value-type="string">
            <text:p>J424b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163];[$samples.A$2:$samples.A$855];1;0)" office:value-type="string" office:string-value="J424a" calcext:value-type="string">
            <text:p>J424a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164];[$samples.A$2:$samples.A$855];1;0)" office:value-type="string" office:string-value="J424" calcext:value-type="string">
            <text:p>J424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165];[$samples.A$2:$samples.A$855];1;0)" office:value-type="string" office:string-value="J423" calcext:value-type="string">
            <text:p>J423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166];[$samples.A$2:$samples.A$855];1;0)" office:value-type="string" office:string-value="J422g" calcext:value-type="string">
            <text:p>J422g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167];[$samples.A$2:$samples.A$855];1;0)" office:value-type="string" office:string-value="J422f" calcext:value-type="string">
            <text:p>J422f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168];[$samples.A$2:$samples.A$855];1;0)" office:value-type="string" office:string-value="J422e" calcext:value-type="string">
            <text:p>J422e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169];[$samples.A$2:$samples.A$855];1;0)" office:value-type="string" office:string-value="J422e" calcext:value-type="string">
            <text:p>J422e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170];[$samples.A$2:$samples.A$855];1;0)" office:value-type="string" office:string-value="J422e" calcext:value-type="string">
            <text:p>J422e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171];[$samples.A$2:$samples.A$855];1;0)" office:value-type="string" office:string-value="J422c" calcext:value-type="string">
            <text:p>J422c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172];[$samples.A$2:$samples.A$855];1;0)" office:value-type="string" office:string-value="J422a" calcext:value-type="string">
            <text:p>J422a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173];[$samples.A$2:$samples.A$855];1;0)" office:value-type="string" office:string-value="J422" calcext:value-type="string">
            <text:p>J42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174];[$samples.A$2:$samples.A$855];1;0)" office:value-type="string" office:string-value="J421b" calcext:value-type="string">
            <text:p>J421b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175];[$samples.A$2:$samples.A$855];1;0)" office:value-type="string" office:string-value="J421" calcext:value-type="string">
            <text:p>J421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176];[$samples.A$2:$samples.A$855];1;0)" office:value-type="string" office:string-value="J420" calcext:value-type="string">
            <text:p>J420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177];[$samples.A$2:$samples.A$855];1;0)" office:value-type="string" office:string-value="J419i" calcext:value-type="string">
            <text:p>J419i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178];[$samples.A$2:$samples.A$855];1;0)" office:value-type="string" office:string-value="J419h" calcext:value-type="string">
            <text:p>J419h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179];[$samples.A$2:$samples.A$855];1;0)" office:value-type="string" office:string-value="J419g" calcext:value-type="string">
            <text:p>J419g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180];[$samples.A$2:$samples.A$855];1;0)" office:value-type="string" office:string-value="J419f" calcext:value-type="string">
            <text:p>J419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181];[$samples.A$2:$samples.A$855];1;0)" office:value-type="string" office:string-value="J419e" calcext:value-type="string">
            <text:p>J419e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182];[$samples.A$2:$samples.A$855];1;0)" office:value-type="string" office:string-value="J419d" calcext:value-type="string">
            <text:p>J419d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183];[$samples.A$2:$samples.A$855];1;0)" office:value-type="string" office:string-value="J419c" calcext:value-type="string">
            <text:p>J419c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184];[$samples.A$2:$samples.A$855];1;0)" office:value-type="string" office:string-value="J419b" calcext:value-type="string">
            <text:p>J419b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185];[$samples.A$2:$samples.A$855];1;0)" office:value-type="string" office:string-value="J419a" calcext:value-type="string">
            <text:p>J419a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186];[$samples.A$2:$samples.A$855];1;0)" office:value-type="string" office:string-value="J419" calcext:value-type="string">
            <text:p>J419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187];[$samples.A$2:$samples.A$855];1;0)" office:value-type="string" office:string-value="J418i" calcext:value-type="string">
            <text:p>J418i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188];[$samples.A$2:$samples.A$855];1;0)" office:value-type="string" office:string-value="J418h" calcext:value-type="string">
            <text:p>J418h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189];[$samples.A$2:$samples.A$855];1;0)" office:value-type="string" office:string-value="J418g" calcext:value-type="string">
            <text:p>J418g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190];[$samples.A$2:$samples.A$855];1;0)" office:value-type="string" office:string-value="J418e" calcext:value-type="string">
            <text:p>J418e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191];[$samples.A$2:$samples.A$855];1;0)" office:value-type="string" office:string-value="J418c" calcext:value-type="string">
            <text:p>J418c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192];[$samples.A$2:$samples.A$855];1;0)" office:value-type="string" office:string-value="J418b" calcext:value-type="string">
            <text:p>J418b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193];[$samples.A$2:$samples.A$855];1;0)" office:value-type="string" office:string-value="J418a" calcext:value-type="string">
            <text:p>J418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194];[$samples.A$2:$samples.A$855];1;0)" office:value-type="string" office:string-value="J418" calcext:value-type="string">
            <text:p>J418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195];[$samples.A$2:$samples.A$855];1;0)" office:value-type="string" office:string-value="J417" calcext:value-type="string">
            <text:p>J417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196];[$samples.A$2:$samples.A$855];1;0)" office:value-type="string" office:string-value="J416i" calcext:value-type="string">
            <text:p>J416i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197];[$samples.A$2:$samples.A$855];1;0)" office:value-type="string" office:string-value="J416h" calcext:value-type="string">
            <text:p>J416h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198];[$samples.A$2:$samples.A$855];1;0)" office:value-type="string" office:string-value="J416g" calcext:value-type="string">
            <text:p>J416g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199];[$samples.A$2:$samples.A$855];1;0)" office:value-type="string" office:string-value="J416f" calcext:value-type="string">
            <text:p>J416f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200];[$samples.A$2:$samples.A$855];1;0)" office:value-type="string" office:string-value="J416e" calcext:value-type="string">
            <text:p>J416e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201];[$samples.A$2:$samples.A$855];1;0)" office:value-type="string" office:string-value="J416d" calcext:value-type="string">
            <text:p>J416d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202];[$samples.A$2:$samples.A$855];1;0)" office:value-type="string" office:string-value="J416c" calcext:value-type="string">
            <text:p>J416c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203];[$samples.A$2:$samples.A$855];1;0)" office:value-type="string" office:string-value="J416b" calcext:value-type="string">
            <text:p>J416b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204];[$samples.A$2:$samples.A$855];1;0)" office:value-type="string" office:string-value="J416a" calcext:value-type="string">
            <text:p>J416a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205];[$samples.A$2:$samples.A$855];1;0)" office:value-type="string" office:string-value="J416" calcext:value-type="string">
            <text:p>J416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206];[$samples.A$2:$samples.A$855];1;0)" office:value-type="string" office:string-value="J414c" calcext:value-type="string">
            <text:p>J414c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207];[$samples.A$2:$samples.A$855];1;0)" office:value-type="string" office:string-value="J414b" calcext:value-type="string">
            <text:p>J414b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208];[$samples.A$2:$samples.A$855];1;0)" office:value-type="string" office:string-value="J414a" calcext:value-type="string">
            <text:p>J414a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209];[$samples.A$2:$samples.A$855];1;0)" office:value-type="string" office:string-value="J414" calcext:value-type="string">
            <text:p>J414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210];[$samples.A$2:$samples.A$855];1;0)" office:value-type="string" office:string-value="J413f" calcext:value-type="string">
            <text:p>J413f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211];[$samples.A$2:$samples.A$855];1;0)" office:value-type="string" office:string-value="J413c" calcext:value-type="string">
            <text:p>J413c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212];[$samples.A$2:$samples.A$855];1;0)" office:value-type="string" office:string-value="J413a" calcext:value-type="string">
            <text:p>J413a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213];[$samples.A$2:$samples.A$855];1;0)" office:value-type="string" office:string-value="J413" calcext:value-type="string">
            <text:p>J413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214];[$samples.A$2:$samples.A$855];1;0)" office:value-type="string" office:string-value="J412" calcext:value-type="string">
            <text:p>J412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215];[$samples.A$2:$samples.A$855];1;0)" office:value-type="string" office:string-value="J411" calcext:value-type="string">
            <text:p>J411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216];[$samples.A$2:$samples.A$855];1;0)" office:value-type="string" office:string-value="J408" calcext:value-type="string">
            <text:p>J408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217];[$samples.A$2:$samples.A$855];1;0)" office:value-type="string" office:string-value="J407" calcext:value-type="string">
            <text:p>J407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218];[$samples.A$2:$samples.A$855];1;0)" office:value-type="string" office:string-value="J406i" calcext:value-type="string">
            <text:p>J406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219];[$samples.A$2:$samples.A$855];1;0)" office:value-type="string" office:string-value="J406h" calcext:value-type="string">
            <text:p>J406h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220];[$samples.A$2:$samples.A$855];1;0)" office:value-type="string" office:string-value="J406g" calcext:value-type="string">
            <text:p>J406g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221];[$samples.A$2:$samples.A$855];1;0)" office:value-type="string" office:string-value="J406f" calcext:value-type="string">
            <text:p>J406f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222];[$samples.A$2:$samples.A$855];1;0)" office:value-type="string" office:string-value="J406e" calcext:value-type="string">
            <text:p>J406e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223];[$samples.A$2:$samples.A$855];1;0)" office:value-type="string" office:string-value="J406d" calcext:value-type="string">
            <text:p>J406d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224];[$samples.A$2:$samples.A$855];1;0)" office:value-type="string" office:string-value="J406c" calcext:value-type="string">
            <text:p>J406c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225];[$samples.A$2:$samples.A$855];1;0)" office:value-type="string" office:string-value="J406b" calcext:value-type="string">
            <text:p>J406b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226];[$samples.A$2:$samples.A$855];1;0)" office:value-type="string" office:string-value="J406a" calcext:value-type="string">
            <text:p>J406a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227];[$samples.A$2:$samples.A$855];1;0)" office:value-type="string" office:string-value="J406" calcext:value-type="string">
            <text:p>J406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228];[$samples.A$2:$samples.A$855];1;0)" office:value-type="string" office:string-value="J405i" calcext:value-type="string">
            <text:p>J405i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229];[$samples.A$2:$samples.A$855];1;0)" office:value-type="string" office:string-value="J405h" calcext:value-type="string">
            <text:p>J405h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230];[$samples.A$2:$samples.A$855];1;0)" office:value-type="string" office:string-value="J405g" calcext:value-type="string">
            <text:p>J405g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231];[$samples.A$2:$samples.A$855];1;0)" office:value-type="string" office:string-value="J405f" calcext:value-type="string">
            <text:p>J405f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232];[$samples.A$2:$samples.A$855];1;0)" office:value-type="string" office:string-value="J405e" calcext:value-type="string">
            <text:p>J405e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233];[$samples.A$2:$samples.A$855];1;0)" office:value-type="string" office:string-value="J405d" calcext:value-type="string">
            <text:p>J405d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234];[$samples.A$2:$samples.A$855];1;0)" office:value-type="string" office:string-value="J405c" calcext:value-type="string">
            <text:p>J405c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235];[$samples.A$2:$samples.A$855];1;0)" office:value-type="string" office:string-value="J405b" calcext:value-type="string">
            <text:p>J405b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236];[$samples.A$2:$samples.A$855];1;0)" office:value-type="string" office:string-value="J405a" calcext:value-type="string">
            <text:p>J405a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237];[$samples.A$2:$samples.A$855];1;0)" office:value-type="string" office:string-value="J405" calcext:value-type="string">
            <text:p>J405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238];[$samples.A$2:$samples.A$855];1;0)" office:value-type="string" office:string-value="J404" calcext:value-type="string">
            <text:p>J404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239];[$samples.A$2:$samples.A$855];1;0)" office:value-type="string" office:string-value="J403" calcext:value-type="string">
            <text:p>J403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240];[$samples.A$2:$samples.A$855];1;0)" office:value-type="string" office:string-value="J402" calcext:value-type="string">
            <text:p>J402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241];[$samples.A$2:$samples.A$855];1;0)" office:value-type="string" office:string-value="J401h" calcext:value-type="string">
            <text:p>J401h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242];[$samples.A$2:$samples.A$855];1;0)" office:value-type="string" office:string-value="J401g" calcext:value-type="string">
            <text:p>J401g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243];[$samples.A$2:$samples.A$855];1;0)" office:value-type="string" office:string-value="J401f" calcext:value-type="string">
            <text:p>J401f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244];[$samples.A$2:$samples.A$855];1;0)" office:value-type="string" office:string-value="J401e" calcext:value-type="string">
            <text:p>J401e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245];[$samples.A$2:$samples.A$855];1;0)" office:value-type="string" office:string-value="J401d" calcext:value-type="string">
            <text:p>J401d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246];[$samples.A$2:$samples.A$855];1;0)" office:value-type="string" office:string-value="J401c" calcext:value-type="string">
            <text:p>J401c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247];[$samples.A$2:$samples.A$855];1;0)" office:value-type="string" office:string-value="J401b" calcext:value-type="string">
            <text:p>J401b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248];[$samples.A$2:$samples.A$855];1;0)" office:value-type="string" office:string-value="J401a" calcext:value-type="string">
            <text:p>J401a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249];[$samples.A$2:$samples.A$855];1;0)" office:value-type="string" office:string-value="J401" calcext:value-type="string">
            <text:p>J401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250];[$samples.A$2:$samples.A$855];1;0)" office:value-type="string" office:string-value="J400" calcext:value-type="string">
            <text:p>J400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251];[$samples.A$2:$samples.A$855];1;0)" office:value-type="string" office:string-value="J399" calcext:value-type="string">
            <text:p>J399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252];[$samples.A$2:$samples.A$855];1;0)" office:value-type="string" office:string-value="J398" calcext:value-type="string">
            <text:p>J398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253];[$samples.A$2:$samples.A$855];1;0)" office:value-type="string" office:string-value="J398" calcext:value-type="string">
            <text:p>J398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254];[$samples.A$2:$samples.A$855];1;0)" office:value-type="string" office:string-value="J398" calcext:value-type="string">
            <text:p>J398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255];[$samples.A$2:$samples.A$855];1;0)" office:value-type="string" office:string-value="J397" calcext:value-type="string">
            <text:p>J397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256];[$samples.A$2:$samples.A$855];1;0)" office:value-type="string" office:string-value="J395" calcext:value-type="string">
            <text:p>J395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257];[$samples.A$2:$samples.A$855];1;0)" office:value-type="string" office:string-value="J395" calcext:value-type="string">
            <text:p>J395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258];[$samples.A$2:$samples.A$855];1;0)" office:value-type="string" office:string-value="J395" calcext:value-type="string">
            <text:p>J395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259];[$samples.A$2:$samples.A$855];1;0)" office:value-type="string" office:string-value="J394g" calcext:value-type="string">
            <text:p>J394g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260];[$samples.A$2:$samples.A$855];1;0)" office:value-type="string" office:string-value="J394f" calcext:value-type="string">
            <text:p>J394f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261];[$samples.A$2:$samples.A$855];1;0)" office:value-type="string" office:string-value="J394e" calcext:value-type="string">
            <text:p>J394e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262];[$samples.A$2:$samples.A$855];1;0)" office:value-type="string" office:string-value="J394d" calcext:value-type="string">
            <text:p>J394d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263];[$samples.A$2:$samples.A$855];1;0)" office:value-type="string" office:string-value="J394c" calcext:value-type="string">
            <text:p>J394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264];[$samples.A$2:$samples.A$855];1;0)" office:value-type="string" office:string-value="J394b" calcext:value-type="string">
            <text:p>J394b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265];[$samples.A$2:$samples.A$855];1;0)" office:value-type="string" office:string-value="J394a" calcext:value-type="string">
            <text:p>J394a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266];[$samples.A$2:$samples.A$855];1;0)" office:value-type="string" office:string-value="J394" calcext:value-type="string">
            <text:p>J394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267];[$samples.A$2:$samples.A$855];1;0)" office:value-type="string" office:string-value="J393i" calcext:value-type="string">
            <text:p>J393i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268];[$samples.A$2:$samples.A$855];1;0)" office:value-type="string" office:string-value="J393h" calcext:value-type="string">
            <text:p>J393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269];[$samples.A$2:$samples.A$855];1;0)" office:value-type="string" office:string-value="J393g" calcext:value-type="string">
            <text:p>J393g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270];[$samples.A$2:$samples.A$855];1;0)" office:value-type="string" office:string-value="J393f" calcext:value-type="string">
            <text:p>J393f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271];[$samples.A$2:$samples.A$855];1;0)" office:value-type="string" office:string-value="J393e" calcext:value-type="string">
            <text:p>J393e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272];[$samples.A$2:$samples.A$855];1;0)" office:value-type="string" office:string-value="J393d" calcext:value-type="string">
            <text:p>J393d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273];[$samples.A$2:$samples.A$855];1;0)" office:value-type="string" office:string-value="J393c" calcext:value-type="string">
            <text:p>J393c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274];[$samples.A$2:$samples.A$855];1;0)" office:value-type="string" office:string-value="J393b" calcext:value-type="string">
            <text:p>J393b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275];[$samples.A$2:$samples.A$855];1;0)" office:value-type="string" office:string-value="J393a" calcext:value-type="string">
            <text:p>J393a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276];[$samples.A$2:$samples.A$855];1;0)" office:value-type="string" office:string-value="J393" calcext:value-type="string">
            <text:p>J393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277];[$samples.A$2:$samples.A$855];1;0)" office:value-type="string" office:string-value="J393" calcext:value-type="string">
            <text:p>J393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278];[$samples.A$2:$samples.A$855];1;0)" office:value-type="string" office:string-value="J393" calcext:value-type="string">
            <text:p>J393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279];[$samples.A$2:$samples.A$855];1;0)" office:value-type="string" office:string-value="J392" calcext:value-type="string">
            <text:p>J392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280];[$samples.A$2:$samples.A$855];1;0)" office:value-type="string" office:string-value="J390b" calcext:value-type="string">
            <text:p>J390b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281];[$samples.A$2:$samples.A$855];1;0)" office:value-type="string" office:string-value="J390a" calcext:value-type="string">
            <text:p>J390a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282];[$samples.A$2:$samples.A$855];1;0)" office:value-type="string" office:string-value="J390a" calcext:value-type="string">
            <text:p>J390a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283];[$samples.A$2:$samples.A$855];1;0)" office:value-type="string" office:string-value="J390a" calcext:value-type="string">
            <text:p>J390a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284];[$samples.A$2:$samples.A$855];1;0)" office:value-type="string" office:string-value="J390" calcext:value-type="string">
            <text:p>J390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285];[$samples.A$2:$samples.A$855];1;0)" office:value-type="string" office:string-value="J389" calcext:value-type="string">
            <text:p>J389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286];[$samples.A$2:$samples.A$855];1;0)" office:value-type="string" office:string-value="J389" calcext:value-type="string">
            <text:p>J389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287];[$samples.A$2:$samples.A$855];1;0)" office:value-type="string" office:string-value="J389" calcext:value-type="string">
            <text:p>J389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288];[$samples.A$2:$samples.A$855];1;0)" office:value-type="string" office:string-value="J388i" calcext:value-type="string">
            <text:p>J388i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289];[$samples.A$2:$samples.A$855];1;0)" office:value-type="string" office:string-value="J388h" calcext:value-type="string">
            <text:p>J388h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290];[$samples.A$2:$samples.A$855];1;0)" office:value-type="string" office:string-value="J388g" calcext:value-type="string">
            <text:p>J388g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291];[$samples.A$2:$samples.A$855];1;0)" office:value-type="string" office:string-value="J388f" calcext:value-type="string">
            <text:p>J388f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292];[$samples.A$2:$samples.A$855];1;0)" office:value-type="string" office:string-value="J388e" calcext:value-type="string">
            <text:p>J388e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293];[$samples.A$2:$samples.A$855];1;0)" office:value-type="string" office:string-value="J388d" calcext:value-type="string">
            <text:p>J388d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294];[$samples.A$2:$samples.A$855];1;0)" office:value-type="string" office:string-value="J388c" calcext:value-type="string">
            <text:p>J388c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295];[$samples.A$2:$samples.A$855];1;0)" office:value-type="string" office:string-value="J388b" calcext:value-type="string">
            <text:p>J388b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296];[$samples.A$2:$samples.A$855];1;0)" office:value-type="string" office:string-value="J388a" calcext:value-type="string">
            <text:p>J388a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297];[$samples.A$2:$samples.A$855];1;0)" office:value-type="string" office:string-value="J388" calcext:value-type="string">
            <text:p>J388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298];[$samples.A$2:$samples.A$855];1;0)" office:value-type="string" office:string-value="J387i" calcext:value-type="string">
            <text:p>J387i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299];[$samples.A$2:$samples.A$855];1;0)" office:value-type="string" office:string-value="J387h" calcext:value-type="string">
            <text:p>J387h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00];[$samples.A$2:$samples.A$855];1;0)" office:value-type="string" office:string-value="J387g" calcext:value-type="string">
            <text:p>J387g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01];[$samples.A$2:$samples.A$855];1;0)" office:value-type="string" office:string-value="J387f" calcext:value-type="string">
            <text:p>J387f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02];[$samples.A$2:$samples.A$855];1;0)" office:value-type="string" office:string-value="J387e" calcext:value-type="string">
            <text:p>J387e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03];[$samples.A$2:$samples.A$855];1;0)" office:value-type="string" office:string-value="J387d" calcext:value-type="string">
            <text:p>J387d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04];[$samples.A$2:$samples.A$855];1;0)" office:value-type="string" office:string-value="J387c" calcext:value-type="string">
            <text:p>J387c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05];[$samples.A$2:$samples.A$855];1;0)" office:value-type="string" office:string-value="J387b" calcext:value-type="string">
            <text:p>J387b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06];[$samples.A$2:$samples.A$855];1;0)" office:value-type="string" office:string-value="J387a" calcext:value-type="string">
            <text:p>J387a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07];[$samples.A$2:$samples.A$855];1;0)" office:value-type="string" office:string-value="J387" calcext:value-type="string">
            <text:p>J387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08];[$samples.A$2:$samples.A$855];1;0)" office:value-type="string" office:string-value="J387" calcext:value-type="string">
            <text:p>J387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09];[$samples.A$2:$samples.A$855];1;0)" office:value-type="string" office:string-value="J387" calcext:value-type="string">
            <text:p>J387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10];[$samples.A$2:$samples.A$855];1;0)" office:value-type="string" office:string-value="J386i" calcext:value-type="string">
            <text:p>J386i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11];[$samples.A$2:$samples.A$855];1;0)" office:value-type="string" office:string-value="J386h" calcext:value-type="string">
            <text:p>J386h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12];[$samples.A$2:$samples.A$855];1;0)" office:value-type="string" office:string-value="J386g" calcext:value-type="string">
            <text:p>J386g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13];[$samples.A$2:$samples.A$855];1;0)" office:value-type="string" office:string-value="J386f" calcext:value-type="string">
            <text:p>J386f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14];[$samples.A$2:$samples.A$855];1;0)" office:value-type="string" office:string-value="J386e" calcext:value-type="string">
            <text:p>J386e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15];[$samples.A$2:$samples.A$855];1;0)" office:value-type="string" office:string-value="J386d" calcext:value-type="string">
            <text:p>J38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16];[$samples.A$2:$samples.A$855];1;0)" office:value-type="string" office:string-value="J386c" calcext:value-type="string">
            <text:p>J386c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17];[$samples.A$2:$samples.A$855];1;0)" office:value-type="string" office:string-value="J386b" calcext:value-type="string">
            <text:p>J386b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18];[$samples.A$2:$samples.A$855];1;0)" office:value-type="string" office:string-value="J386a" calcext:value-type="string">
            <text:p>J386a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19];[$samples.A$2:$samples.A$855];1;0)" office:value-type="string" office:string-value="J386" calcext:value-type="string">
            <text:p>J386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20];[$samples.A$2:$samples.A$855];1;0)" office:value-type="string" office:string-value="J385i" calcext:value-type="string">
            <text:p>J385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21];[$samples.A$2:$samples.A$855];1;0)" office:value-type="string" office:string-value="J385h" calcext:value-type="string">
            <text:p>J385h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22];[$samples.A$2:$samples.A$855];1;0)" office:value-type="string" office:string-value="J385g" calcext:value-type="string">
            <text:p>J385g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23];[$samples.A$2:$samples.A$855];1;0)" office:value-type="string" office:string-value="J385f" calcext:value-type="string">
            <text:p>J385f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24];[$samples.A$2:$samples.A$855];1;0)" office:value-type="string" office:string-value="J385e" calcext:value-type="string">
            <text:p>J385e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25];[$samples.A$2:$samples.A$855];1;0)" office:value-type="string" office:string-value="J385d" calcext:value-type="string">
            <text:p>J385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26];[$samples.A$2:$samples.A$855];1;0)" office:value-type="string" office:string-value="J385c" calcext:value-type="string">
            <text:p>J385c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27];[$samples.A$2:$samples.A$855];1;0)" office:value-type="string" office:string-value="J385b" calcext:value-type="string">
            <text:p>J385b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28];[$samples.A$2:$samples.A$855];1;0)" office:value-type="string" office:string-value="J385a" calcext:value-type="string">
            <text:p>J385a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29];[$samples.A$2:$samples.A$855];1;0)" office:value-type="string" office:string-value="J385" calcext:value-type="string">
            <text:p>J385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30];[$samples.A$2:$samples.A$855];1;0)" office:value-type="string" office:string-value="J385" calcext:value-type="string">
            <text:p>J385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31];[$samples.A$2:$samples.A$855];1;0)" office:value-type="string" office:string-value="J385" calcext:value-type="string">
            <text:p>J385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32];[$samples.A$2:$samples.A$855];1;0)" office:value-type="string" office:string-value="J385" calcext:value-type="string">
            <text:p>J385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33];[$samples.A$2:$samples.A$855];1;0)" office:value-type="string" office:string-value="J385" calcext:value-type="string">
            <text:p>J385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34];[$samples.A$2:$samples.A$855];1;0)" office:value-type="string" office:string-value="J383" calcext:value-type="string">
            <text:p>J383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35];[$samples.A$2:$samples.A$855];1;0)" office:value-type="string" office:string-value="J383" calcext:value-type="string">
            <text:p>J383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36];[$samples.A$2:$samples.A$855];1;0)" office:value-type="string" office:string-value="J383" calcext:value-type="string">
            <text:p>J383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37];[$samples.A$2:$samples.A$855];1;0)" office:value-type="string" office:string-value="J382i" calcext:value-type="string">
            <text:p>J382i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38];[$samples.A$2:$samples.A$855];1;0)" office:value-type="string" office:string-value="J382h" calcext:value-type="string">
            <text:p>J382h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39];[$samples.A$2:$samples.A$855];1;0)" office:value-type="string" office:string-value="J382g" calcext:value-type="string">
            <text:p>J382g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0];[$samples.A$2:$samples.A$855];1;0)" office:value-type="string" office:string-value="J382f" calcext:value-type="string">
            <text:p>J382f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1];[$samples.A$2:$samples.A$855];1;0)" office:value-type="string" office:string-value="J382e" calcext:value-type="string">
            <text:p>J382e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2];[$samples.A$2:$samples.A$855];1;0)" office:value-type="string" office:string-value="J382d" calcext:value-type="string">
            <text:p>J382d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3];[$samples.A$2:$samples.A$855];1;0)" office:value-type="string" office:string-value="J382c" calcext:value-type="string">
            <text:p>J382c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44];[$samples.A$2:$samples.A$855];1;0)" office:value-type="string" office:string-value="J382b" calcext:value-type="string">
            <text:p>J382b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45];[$samples.A$2:$samples.A$855];1;0)" office:value-type="string" office:string-value="J382a" calcext:value-type="string">
            <text:p>J382a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46];[$samples.A$2:$samples.A$855];1;0)" office:value-type="string" office:string-value="J381" calcext:value-type="string">
            <text:p>J381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47];[$samples.A$2:$samples.A$855];1;0)" office:value-type="string" office:string-value="J381" calcext:value-type="string">
            <text:p>J381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48];[$samples.A$2:$samples.A$855];1;0)" office:value-type="string" office:string-value="J381" calcext:value-type="string">
            <text:p>J381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49];[$samples.A$2:$samples.A$855];1;0)" office:value-type="string" office:string-value="J379" calcext:value-type="string">
            <text:p>J379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50];[$samples.A$2:$samples.A$855];1;0)" office:value-type="string" office:string-value="J379" calcext:value-type="string">
            <text:p>J379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51];[$samples.A$2:$samples.A$855];1;0)" office:value-type="string" office:string-value="J379" calcext:value-type="string">
            <text:p>J379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52];[$samples.A$2:$samples.A$855];1;0)" office:value-type="string" office:string-value="J377i" calcext:value-type="string">
            <text:p>J377i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53];[$samples.A$2:$samples.A$855];1;0)" office:value-type="string" office:string-value="J377h" calcext:value-type="string">
            <text:p>J377h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54];[$samples.A$2:$samples.A$855];1;0)" office:value-type="string" office:string-value="J377g" calcext:value-type="string">
            <text:p>J377g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55];[$samples.A$2:$samples.A$855];1;0)" office:value-type="string" office:string-value="J377e" calcext:value-type="string">
            <text:p>J377e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56];[$samples.A$2:$samples.A$855];1;0)" office:value-type="string" office:string-value="J377e" calcext:value-type="string">
            <text:p>J377e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57];[$samples.A$2:$samples.A$855];1;0)" office:value-type="string" office:string-value="J377e" calcext:value-type="string">
            <text:p>J377e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58];[$samples.A$2:$samples.A$855];1;0)" office:value-type="string" office:string-value="J377d" calcext:value-type="string">
            <text:p>J377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59];[$samples.A$2:$samples.A$855];1;0)" office:value-type="string" office:string-value="J377c" calcext:value-type="string">
            <text:p>J377c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60];[$samples.A$2:$samples.A$855];1;0)" office:value-type="string" office:string-value="J377b" calcext:value-type="string">
            <text:p>J377b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61];[$samples.A$2:$samples.A$855];1;0)" office:value-type="string" office:string-value="J377a" calcext:value-type="string">
            <text:p>J377a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62];[$samples.A$2:$samples.A$855];1;0)" office:value-type="string" office:string-value="J377" calcext:value-type="string">
            <text:p>J377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63];[$samples.A$2:$samples.A$855];1;0)" office:value-type="string" office:string-value="J376i" calcext:value-type="string">
            <text:p>J376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64];[$samples.A$2:$samples.A$855];1;0)" office:value-type="string" office:string-value="J376h" calcext:value-type="string">
            <text:p>J376h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65];[$samples.A$2:$samples.A$855];1;0)" office:value-type="string" office:string-value="J376g" calcext:value-type="string">
            <text:p>J376g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66];[$samples.A$2:$samples.A$855];1;0)" office:value-type="string" office:string-value="J376f" calcext:value-type="string">
            <text:p>J376f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67];[$samples.A$2:$samples.A$855];1;0)" office:value-type="string" office:string-value="J376e" calcext:value-type="string">
            <text:p>J376e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68];[$samples.A$2:$samples.A$855];1;0)" office:value-type="string" office:string-value="J376d" calcext:value-type="string">
            <text:p>J37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69];[$samples.A$2:$samples.A$855];1;0)" office:value-type="string" office:string-value="J376c" calcext:value-type="string">
            <text:p>J376c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70];[$samples.A$2:$samples.A$855];1;0)" office:value-type="string" office:string-value="J376b" calcext:value-type="string">
            <text:p>J376b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71];[$samples.A$2:$samples.A$855];1;0)" office:value-type="string" office:string-value="J376a" calcext:value-type="string">
            <text:p>J376a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72];[$samples.A$2:$samples.A$855];1;0)" office:value-type="string" office:string-value="J376a" calcext:value-type="string">
            <text:p>J376a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73];[$samples.A$2:$samples.A$855];1;0)" office:value-type="string" office:string-value="J376a" calcext:value-type="string">
            <text:p>J376a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74];[$samples.A$2:$samples.A$855];1;0)" office:value-type="string" office:string-value="J376" calcext:value-type="string">
            <text:p>J376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75];[$samples.A$2:$samples.A$855];1;0)" office:value-type="string" office:string-value="J376" calcext:value-type="string">
            <text:p>J376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76];[$samples.A$2:$samples.A$855];1;0)" office:value-type="string" office:string-value="J376" calcext:value-type="string">
            <text:p>J376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77];[$samples.A$2:$samples.A$855];1;0)" office:value-type="string" office:string-value="J375" calcext:value-type="string">
            <text:p>J375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78];[$samples.A$2:$samples.A$855];1;0)" office:value-type="string" office:string-value="J375" calcext:value-type="string">
            <text:p>J375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79];[$samples.A$2:$samples.A$855];1;0)" office:value-type="string" office:string-value="J375" calcext:value-type="string">
            <text:p>J375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80];[$samples.A$2:$samples.A$855];1;0)" office:value-type="string" office:string-value="J375" calcext:value-type="string">
            <text:p>J375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81];[$samples.A$2:$samples.A$855];1;0)" office:value-type="string" office:string-value="J375" calcext:value-type="string">
            <text:p>J375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82];[$samples.A$2:$samples.A$855];1;0)" office:value-type="string" office:string-value="J374i" calcext:value-type="string">
            <text:p>J374i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83];[$samples.A$2:$samples.A$855];1;0)" office:value-type="string" office:string-value="J374h" calcext:value-type="string">
            <text:p>J374h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384];[$samples.A$2:$samples.A$855];1;0)" office:value-type="string" office:string-value="J374g" calcext:value-type="string">
            <text:p>J374g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385];[$samples.A$2:$samples.A$855];1;0)" office:value-type="string" office:string-value="J374f" calcext:value-type="string">
            <text:p>J374f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386];[$samples.A$2:$samples.A$855];1;0)" office:value-type="string" office:string-value="J374e" calcext:value-type="string">
            <text:p>J374e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387];[$samples.A$2:$samples.A$855];1;0)" office:value-type="string" office:string-value="J374d" calcext:value-type="string">
            <text:p>J374d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388];[$samples.A$2:$samples.A$855];1;0)" office:value-type="string" office:string-value="J374c" calcext:value-type="string">
            <text:p>J374c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389];[$samples.A$2:$samples.A$855];1;0)" office:value-type="string" office:string-value="J374b" calcext:value-type="string">
            <text:p>J374b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390];[$samples.A$2:$samples.A$855];1;0)" office:value-type="string" office:string-value="J374a" calcext:value-type="string">
            <text:p>J374a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391];[$samples.A$2:$samples.A$855];1;0)" office:value-type="string" office:string-value="J374" calcext:value-type="string">
            <text:p>J374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392];[$samples.A$2:$samples.A$855];1;0)" office:value-type="string" office:string-value="J374" calcext:value-type="string">
            <text:p>J374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393];[$samples.A$2:$samples.A$855];1;0)" office:value-type="string" office:string-value="J374" calcext:value-type="string">
            <text:p>J374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394];[$samples.A$2:$samples.A$855];1;0)" office:value-type="string" office:string-value="J373" calcext:value-type="string">
            <text:p>J373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395];[$samples.A$2:$samples.A$855];1;0)" office:value-type="string" office:string-value="J373" calcext:value-type="string">
            <text:p>J373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396];[$samples.A$2:$samples.A$855];1;0)" office:value-type="string" office:string-value="J373" calcext:value-type="string">
            <text:p>J373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397];[$samples.A$2:$samples.A$855];1;0)" office:value-type="string" office:string-value="J372" calcext:value-type="string">
            <text:p>J372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398];[$samples.A$2:$samples.A$855];1;0)" office:value-type="string" office:string-value="J372" calcext:value-type="string">
            <text:p>J372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399];[$samples.A$2:$samples.A$855];1;0)" office:value-type="string" office:string-value="J372" calcext:value-type="string">
            <text:p>J372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400];[$samples.A$2:$samples.A$855];1;0)" office:value-type="string" office:string-value="J371" calcext:value-type="string">
            <text:p>J371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401];[$samples.A$2:$samples.A$855];1;0)" office:value-type="string" office:string-value="J371" calcext:value-type="string">
            <text:p>J371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402];[$samples.A$2:$samples.A$855];1;0)" office:value-type="string" office:string-value="J371" calcext:value-type="string">
            <text:p>J371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403];[$samples.A$2:$samples.A$855];1;0)" office:value-type="string" office:string-value="J370" calcext:value-type="string">
            <text:p>J370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404];[$samples.A$2:$samples.A$855];1;0)" office:value-type="string" office:string-value="J370" calcext:value-type="string">
            <text:p>J370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405];[$samples.A$2:$samples.A$855];1;0)" office:value-type="string" office:string-value="J370" calcext:value-type="string">
            <text:p>J370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406];[$samples.A$2:$samples.A$855];1;0)" office:value-type="string" office:string-value="J369" calcext:value-type="string">
            <text:p>J369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407];[$samples.A$2:$samples.A$855];1;0)" office:value-type="string" office:string-value="J369" calcext:value-type="string">
            <text:p>J369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408];[$samples.A$2:$samples.A$855];1;0)" office:value-type="string" office:string-value="J369" calcext:value-type="string">
            <text:p>J369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409];[$samples.A$2:$samples.A$855];1;0)" office:value-type="string" office:string-value="J368" calcext:value-type="string">
            <text:p>J368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410];[$samples.A$2:$samples.A$855];1;0)" office:value-type="string" office:string-value="J368" calcext:value-type="string">
            <text:p>J368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411];[$samples.A$2:$samples.A$855];1;0)" office:value-type="string" office:string-value="J368" calcext:value-type="string">
            <text:p>J368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412];[$samples.A$2:$samples.A$855];1;0)" office:value-type="string" office:string-value="J367i" calcext:value-type="string">
            <text:p>J367i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413];[$samples.A$2:$samples.A$855];1;0)" office:value-type="string" office:string-value="J367i" calcext:value-type="string">
            <text:p>J367i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414];[$samples.A$2:$samples.A$855];1;0)" office:value-type="string" office:string-value="J367i" calcext:value-type="string">
            <text:p>J367i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415];[$samples.A$2:$samples.A$855];1;0)" office:value-type="string" office:string-value="J367h" calcext:value-type="string">
            <text:p>J367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416];[$samples.A$2:$samples.A$855];1;0)" office:value-type="string" office:string-value="J367g" calcext:value-type="string">
            <text:p>J367g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417];[$samples.A$2:$samples.A$855];1;0)" office:value-type="string" office:string-value="J367f" calcext:value-type="string">
            <text:p>J367f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418];[$samples.A$2:$samples.A$855];1;0)" office:value-type="string" office:string-value="J367e" calcext:value-type="string">
            <text:p>J367e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419];[$samples.A$2:$samples.A$855];1;0)" office:value-type="string" office:string-value="J367d" calcext:value-type="string">
            <text:p>J367d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420];[$samples.A$2:$samples.A$855];1;0)" office:value-type="string" office:string-value="J367c" calcext:value-type="string">
            <text:p>J367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421];[$samples.A$2:$samples.A$855];1;0)" office:value-type="string" office:string-value="J367b" calcext:value-type="string">
            <text:p>J367b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422];[$samples.A$2:$samples.A$855];1;0)" office:value-type="string" office:string-value="J367a" calcext:value-type="string">
            <text:p>J367a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423];[$samples.A$2:$samples.A$855];1;0)" office:value-type="string" office:string-value="J367" calcext:value-type="string">
            <text:p>J367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424];[$samples.A$2:$samples.A$855];1;0)" office:value-type="string" office:string-value="J367" calcext:value-type="string">
            <text:p>J367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425];[$samples.A$2:$samples.A$855];1;0)" office:value-type="string" office:string-value="J367" calcext:value-type="string">
            <text:p>J367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426];[$samples.A$2:$samples.A$855];1;0)" office:value-type="string" office:string-value="J366" calcext:value-type="string">
            <text:p>J366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427];[$samples.A$2:$samples.A$855];1;0)" office:value-type="string" office:string-value="J366" calcext:value-type="string">
            <text:p>J366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428];[$samples.A$2:$samples.A$855];1;0)" office:value-type="string" office:string-value="J366" calcext:value-type="string">
            <text:p>J366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429];[$samples.A$2:$samples.A$855];1;0)" office:value-type="string" office:string-value="J366" calcext:value-type="string">
            <text:p>J366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430];[$samples.A$2:$samples.A$855];1;0)" office:value-type="string" office:string-value="J366" calcext:value-type="string">
            <text:p>J366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431];[$samples.A$2:$samples.A$855];1;0)" office:value-type="string" office:string-value="J366" calcext:value-type="string">
            <text:p>J366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432];[$samples.A$2:$samples.A$855];1;0)" office:value-type="string" office:string-value="J365" calcext:value-type="string">
            <text:p>J365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433];[$samples.A$2:$samples.A$855];1;0)" office:value-type="string" office:string-value="J365" calcext:value-type="string">
            <text:p>J365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434];[$samples.A$2:$samples.A$855];1;0)" office:value-type="string" office:string-value="J365" calcext:value-type="string">
            <text:p>J365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435];[$samples.A$2:$samples.A$855];1;0)" office:value-type="string" office:string-value="J364" calcext:value-type="string">
            <text:p>J364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436];[$samples.A$2:$samples.A$855];1;0)" office:value-type="string" office:string-value="J364" calcext:value-type="string">
            <text:p>J364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437];[$samples.A$2:$samples.A$855];1;0)" office:value-type="string" office:string-value="J364" calcext:value-type="string">
            <text:p>J364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438];[$samples.A$2:$samples.A$855];1;0)" office:value-type="string" office:string-value="J363" calcext:value-type="string">
            <text:p>J363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439];[$samples.A$2:$samples.A$855];1;0)" office:value-type="string" office:string-value="J363" calcext:value-type="string">
            <text:p>J363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440];[$samples.A$2:$samples.A$855];1;0)" office:value-type="string" office:string-value="J363" calcext:value-type="string">
            <text:p>J363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441];[$samples.A$2:$samples.A$855];1;0)" office:value-type="string" office:string-value="J363" calcext:value-type="string">
            <text:p>J363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442];[$samples.A$2:$samples.A$855];1;0)" office:value-type="string" office:string-value="J363" calcext:value-type="string">
            <text:p>J363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443];[$samples.A$2:$samples.A$855];1;0)" office:value-type="string" office:string-value="J363" calcext:value-type="string">
            <text:p>J363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444];[$samples.A$2:$samples.A$855];1;0)" office:value-type="string" office:string-value="J362b" calcext:value-type="string">
            <text:p>J362b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445];[$samples.A$2:$samples.A$855];1;0)" office:value-type="string" office:string-value="J362a" calcext:value-type="string">
            <text:p>J362a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446];[$samples.A$2:$samples.A$855];1;0)" office:value-type="string" office:string-value="J362" calcext:value-type="string">
            <text:p>J362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447];[$samples.A$2:$samples.A$855];1;0)" office:value-type="string" office:string-value="J362" calcext:value-type="string">
            <text:p>J362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448];[$samples.A$2:$samples.A$855];1;0)" office:value-type="string" office:string-value="J362" calcext:value-type="string">
            <text:p>J362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449];[$samples.A$2:$samples.A$855];1;0)" office:value-type="string" office:string-value="J362" calcext:value-type="string">
            <text:p>J362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450];[$samples.A$2:$samples.A$855];1;0)" office:value-type="string" office:string-value="J361i" calcext:value-type="string">
            <text:p>J361i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451];[$samples.A$2:$samples.A$855];1;0)" office:value-type="string" office:string-value="J361h" calcext:value-type="string">
            <text:p>J361h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452];[$samples.A$2:$samples.A$855];1;0)" office:value-type="string" office:string-value="J361g" calcext:value-type="string">
            <text:p>J361g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453];[$samples.A$2:$samples.A$855];1;0)" office:value-type="string" office:string-value="J361f" calcext:value-type="string">
            <text:p>J361f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454];[$samples.A$2:$samples.A$855];1;0)" office:value-type="string" office:string-value="J361e" calcext:value-type="string">
            <text:p>J361e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455];[$samples.A$2:$samples.A$855];1;0)" office:value-type="string" office:string-value="J361d" calcext:value-type="string">
            <text:p>J361d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456];[$samples.A$2:$samples.A$855];1;0)" office:value-type="string" office:string-value="J361c" calcext:value-type="string">
            <text:p>J361c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457];[$samples.A$2:$samples.A$855];1;0)" office:value-type="string" office:string-value="J361b" calcext:value-type="string">
            <text:p>J361b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458];[$samples.A$2:$samples.A$855];1;0)" office:value-type="string" office:string-value="J361a" calcext:value-type="string">
            <text:p>J361a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459];[$samples.A$2:$samples.A$855];1;0)" office:value-type="string" office:string-value="J361" calcext:value-type="string">
            <text:p>J361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460];[$samples.A$2:$samples.A$855];1;0)" office:value-type="string" office:string-value="J361" calcext:value-type="string">
            <text:p>J361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461];[$samples.A$2:$samples.A$855];1;0)" office:value-type="string" office:string-value="J361" calcext:value-type="string">
            <text:p>J361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462];[$samples.A$2:$samples.A$855];1;0)" office:value-type="string" office:string-value="J360" calcext:value-type="string">
            <text:p>J360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463];[$samples.A$2:$samples.A$855];1;0)" office:value-type="string" office:string-value="J360" calcext:value-type="string">
            <text:p>J360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464];[$samples.A$2:$samples.A$855];1;0)" office:value-type="string" office:string-value="J360" calcext:value-type="string">
            <text:p>J360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465];[$samples.A$2:$samples.A$855];1;0)" office:value-type="string" office:string-value="J359i" calcext:value-type="string">
            <text:p>J359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466];[$samples.A$2:$samples.A$855];1;0)" office:value-type="string" office:string-value="J359h" calcext:value-type="string">
            <text:p>J359h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467];[$samples.A$2:$samples.A$855];1;0)" office:value-type="string" office:string-value="J359g" calcext:value-type="string">
            <text:p>J359g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468];[$samples.A$2:$samples.A$855];1;0)" office:value-type="string" office:string-value="J359e" calcext:value-type="string">
            <text:p>J359e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469];[$samples.A$2:$samples.A$855];1;0)" office:value-type="string" office:string-value="J359d" calcext:value-type="string">
            <text:p>J359d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470];[$samples.A$2:$samples.A$855];1;0)" office:value-type="string" office:string-value="J359c" calcext:value-type="string">
            <text:p>J359c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471];[$samples.A$2:$samples.A$855];1;0)" office:value-type="string" office:string-value="J359b" calcext:value-type="string">
            <text:p>J359b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472];[$samples.A$2:$samples.A$855];1;0)" office:value-type="string" office:string-value="J359a" calcext:value-type="string">
            <text:p>J359a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473];[$samples.A$2:$samples.A$855];1;0)" office:value-type="string" office:string-value="J359" calcext:value-type="string">
            <text:p>J359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474];[$samples.A$2:$samples.A$855];1;0)" office:value-type="string" office:string-value="J359" calcext:value-type="string">
            <text:p>J359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475];[$samples.A$2:$samples.A$855];1;0)" office:value-type="string" office:string-value="J359" calcext:value-type="string">
            <text:p>J359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476];[$samples.A$2:$samples.A$855];1;0)" office:value-type="string" office:string-value="J358" calcext:value-type="string">
            <text:p>J358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477];[$samples.A$2:$samples.A$855];1;0)" office:value-type="string" office:string-value="J358" calcext:value-type="string">
            <text:p>J358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478];[$samples.A$2:$samples.A$855];1;0)" office:value-type="string" office:string-value="J358" calcext:value-type="string">
            <text:p>J358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479];[$samples.A$2:$samples.A$855];1;0)" office:value-type="string" office:string-value="J357" calcext:value-type="string">
            <text:p>J357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480];[$samples.A$2:$samples.A$855];1;0)" office:value-type="string" office:string-value="J357" calcext:value-type="string">
            <text:p>J357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481];[$samples.A$2:$samples.A$855];1;0)" office:value-type="string" office:string-value="J357" calcext:value-type="string">
            <text:p>J357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482];[$samples.A$2:$samples.A$855];1;0)" office:value-type="string" office:string-value="J355g" calcext:value-type="string">
            <text:p>J355g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483];[$samples.A$2:$samples.A$855];1;0)" office:value-type="string" office:string-value="J355f" calcext:value-type="string">
            <text:p>J355f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484];[$samples.A$2:$samples.A$855];1;0)" office:value-type="string" office:string-value="J355e" calcext:value-type="string">
            <text:p>J355e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485];[$samples.A$2:$samples.A$855];1;0)" office:value-type="string" office:string-value="J355d" calcext:value-type="string">
            <text:p>J355d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486];[$samples.A$2:$samples.A$855];1;0)" office:value-type="string" office:string-value="J355c" calcext:value-type="string">
            <text:p>J355c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487];[$samples.A$2:$samples.A$855];1;0)" office:value-type="string" office:string-value="J355b" calcext:value-type="string">
            <text:p>J355b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488];[$samples.A$2:$samples.A$855];1;0)" office:value-type="string" office:string-value="J355b" calcext:value-type="string">
            <text:p>J355b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489];[$samples.A$2:$samples.A$855];1;0)" office:value-type="string" office:string-value="J355b" calcext:value-type="string">
            <text:p>J355b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490];[$samples.A$2:$samples.A$855];1;0)" office:value-type="string" office:string-value="J355a" calcext:value-type="string">
            <text:p>J355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491];[$samples.A$2:$samples.A$855];1;0)" office:value-type="string" office:string-value="J355" calcext:value-type="string">
            <text:p>J355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492];[$samples.A$2:$samples.A$855];1;0)" office:value-type="string" office:string-value="J355" calcext:value-type="string">
            <text:p>J355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493];[$samples.A$2:$samples.A$855];1;0)" office:value-type="string" office:string-value="J355" calcext:value-type="string">
            <text:p>J355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494];[$samples.A$2:$samples.A$855];1;0)" office:value-type="string" office:string-value="J354" calcext:value-type="string">
            <text:p>J354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495];[$samples.A$2:$samples.A$855];1;0)" office:value-type="string" office:string-value="J354" calcext:value-type="string">
            <text:p>J354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496];[$samples.A$2:$samples.A$855];1;0)" office:value-type="string" office:string-value="J354" calcext:value-type="string">
            <text:p>J354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497];[$samples.A$2:$samples.A$855];1;0)" office:value-type="string" office:string-value="J353" calcext:value-type="string">
            <text:p>J353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498];[$samples.A$2:$samples.A$855];1;0)" office:value-type="string" office:string-value="J353" calcext:value-type="string">
            <text:p>J353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499];[$samples.A$2:$samples.A$855];1;0)" office:value-type="string" office:string-value="J353" calcext:value-type="string">
            <text:p>J353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500];[$samples.A$2:$samples.A$855];1;0)" office:value-type="string" office:string-value="J352i" calcext:value-type="string">
            <text:p>J352i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501];[$samples.A$2:$samples.A$855];1;0)" office:value-type="string" office:string-value="J352h" calcext:value-type="string">
            <text:p>J352h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502];[$samples.A$2:$samples.A$855];1;0)" office:value-type="string" office:string-value="J352g" calcext:value-type="string">
            <text:p>J352g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503];[$samples.A$2:$samples.A$855];1;0)" office:value-type="string" office:string-value="J352f" calcext:value-type="string">
            <text:p>J352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504];[$samples.A$2:$samples.A$855];1;0)" office:value-type="string" office:string-value="J352e" calcext:value-type="string">
            <text:p>J352e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505];[$samples.A$2:$samples.A$855];1;0)" office:value-type="string" office:string-value="J352d" calcext:value-type="string">
            <text:p>J352d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506];[$samples.A$2:$samples.A$855];1;0)" office:value-type="string" office:string-value="J352c" calcext:value-type="string">
            <text:p>J352c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507];[$samples.A$2:$samples.A$855];1;0)" office:value-type="string" office:string-value="J352b" calcext:value-type="string">
            <text:p>J352b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508];[$samples.A$2:$samples.A$855];1;0)" office:value-type="string" office:string-value="J352a" calcext:value-type="string">
            <text:p>J352a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509];[$samples.A$2:$samples.A$855];1;0)" office:value-type="string" office:string-value="J352" calcext:value-type="string">
            <text:p>J352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510];[$samples.A$2:$samples.A$855];1;0)" office:value-type="string" office:string-value="J352" calcext:value-type="string">
            <text:p>J35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511];[$samples.A$2:$samples.A$855];1;0)" office:value-type="string" office:string-value="J352" calcext:value-type="string">
            <text:p>J352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512];[$samples.A$2:$samples.A$855];1;0)" office:value-type="string" office:string-value="J351" calcext:value-type="string">
            <text:p>J351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513];[$samples.A$2:$samples.A$855];1;0)" office:value-type="string" office:string-value="J351" calcext:value-type="string">
            <text:p>J351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514];[$samples.A$2:$samples.A$855];1;0)" office:value-type="string" office:string-value="J351" calcext:value-type="string">
            <text:p>J351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515];[$samples.A$2:$samples.A$855];1;0)" office:value-type="string" office:string-value="J351" calcext:value-type="string">
            <text:p>J351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516];[$samples.A$2:$samples.A$855];1;0)" office:value-type="string" office:string-value="J351" calcext:value-type="string">
            <text:p>J351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517];[$samples.A$2:$samples.A$855];1;0)" office:value-type="string" office:string-value="J351" calcext:value-type="string">
            <text:p>J351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518];[$samples.A$2:$samples.A$855];1;0)" office:value-type="string" office:string-value="J350i" calcext:value-type="string">
            <text:p>J350i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519];[$samples.A$2:$samples.A$855];1;0)" office:value-type="string" office:string-value="J350h" calcext:value-type="string">
            <text:p>J350h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520];[$samples.A$2:$samples.A$855];1;0)" office:value-type="string" office:string-value="J350g" calcext:value-type="string">
            <text:p>J350g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521];[$samples.A$2:$samples.A$855];1;0)" office:value-type="string" office:string-value="J350f" calcext:value-type="string">
            <text:p>J350f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522];[$samples.A$2:$samples.A$855];1;0)" office:value-type="string" office:string-value="J350e" calcext:value-type="string">
            <text:p>J350e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523];[$samples.A$2:$samples.A$855];1;0)" office:value-type="string" office:string-value="J350d" calcext:value-type="string">
            <text:p>J350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524];[$samples.A$2:$samples.A$855];1;0)" office:value-type="string" office:string-value="J350c" calcext:value-type="string">
            <text:p>J350c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525];[$samples.A$2:$samples.A$855];1;0)" office:value-type="string" office:string-value="J350b" calcext:value-type="string">
            <text:p>J350b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526];[$samples.A$2:$samples.A$855];1;0)" office:value-type="string" office:string-value="J350a" calcext:value-type="string">
            <text:p>J350a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527];[$samples.A$2:$samples.A$855];1;0)" office:value-type="string" office:string-value="J350" calcext:value-type="string">
            <text:p>J350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528];[$samples.A$2:$samples.A$855];1;0)" office:value-type="string" office:string-value="J350" calcext:value-type="string">
            <text:p>J350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529];[$samples.A$2:$samples.A$855];1;0)" office:value-type="string" office:string-value="J350" calcext:value-type="string">
            <text:p>J350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530];[$samples.A$2:$samples.A$855];1;0)" office:value-type="string" office:string-value="J349i" calcext:value-type="string">
            <text:p>J349i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531];[$samples.A$2:$samples.A$855];1;0)" office:value-type="string" office:string-value="J349h" calcext:value-type="string">
            <text:p>J349h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532];[$samples.A$2:$samples.A$855];1;0)" office:value-type="string" office:string-value="J349g" calcext:value-type="string">
            <text:p>J349g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533];[$samples.A$2:$samples.A$855];1;0)" office:value-type="string" office:string-value="J349f" calcext:value-type="string">
            <text:p>J349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534];[$samples.A$2:$samples.A$855];1;0)" office:value-type="string" office:string-value="J349e" calcext:value-type="string">
            <text:p>J349e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535];[$samples.A$2:$samples.A$855];1;0)" office:value-type="string" office:string-value="J349d" calcext:value-type="string">
            <text:p>J349d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536];[$samples.A$2:$samples.A$855];1;0)" office:value-type="string" office:string-value="J349b" calcext:value-type="string">
            <text:p>J349b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537];[$samples.A$2:$samples.A$855];1;0)" office:value-type="string" office:string-value="J349a" calcext:value-type="string">
            <text:p>J349a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538];[$samples.A$2:$samples.A$855];1;0)" office:value-type="string" office:string-value="J349" calcext:value-type="string">
            <text:p>J349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539];[$samples.A$2:$samples.A$855];1;0)" office:value-type="string" office:string-value="J349" calcext:value-type="string">
            <text:p>J349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540];[$samples.A$2:$samples.A$855];1;0)" office:value-type="string" office:string-value="J349" calcext:value-type="string">
            <text:p>J349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541];[$samples.A$2:$samples.A$855];1;0)" office:value-type="string" office:string-value="J348" calcext:value-type="string">
            <text:p>J348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542];[$samples.A$2:$samples.A$855];1;0)" office:value-type="string" office:string-value="J348" calcext:value-type="string">
            <text:p>J348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543];[$samples.A$2:$samples.A$855];1;0)" office:value-type="string" office:string-value="J348" calcext:value-type="string">
            <text:p>J348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544];[$samples.A$2:$samples.A$855];1;0)" office:value-type="string" office:string-value="J347" calcext:value-type="string">
            <text:p>J347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545];[$samples.A$2:$samples.A$855];1;0)" office:value-type="string" office:string-value="J347" calcext:value-type="string">
            <text:p>J347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546];[$samples.A$2:$samples.A$855];1;0)" office:value-type="string" office:string-value="J347" calcext:value-type="string">
            <text:p>J34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547];[$samples.A$2:$samples.A$855];1;0)" office:value-type="string" office:string-value="J346" calcext:value-type="string">
            <text:p>J346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548];[$samples.A$2:$samples.A$855];1;0)" office:value-type="string" office:string-value="J346" calcext:value-type="string">
            <text:p>J346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549];[$samples.A$2:$samples.A$855];1;0)" office:value-type="string" office:string-value="J346" calcext:value-type="string">
            <text:p>J346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550];[$samples.A$2:$samples.A$855];1;0)" office:value-type="string" office:string-value="J345d" calcext:value-type="string">
            <text:p>J345d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551];[$samples.A$2:$samples.A$855];1;0)" office:value-type="string" office:string-value="J345a" calcext:value-type="string">
            <text:p>J345a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552];[$samples.A$2:$samples.A$855];1;0)" office:value-type="string" office:string-value="J345" calcext:value-type="string">
            <text:p>J345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553];[$samples.A$2:$samples.A$855];1;0)" office:value-type="string" office:string-value="J345" calcext:value-type="string">
            <text:p>J345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554];[$samples.A$2:$samples.A$855];1;0)" office:value-type="string" office:string-value="J345" calcext:value-type="string">
            <text:p>J345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555];[$samples.A$2:$samples.A$855];1;0)" office:value-type="string" office:string-value="J345" calcext:value-type="string">
            <text:p>J345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556];[$samples.A$2:$samples.A$855];1;0)" office:value-type="string" office:string-value="J345" calcext:value-type="string">
            <text:p>J345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557];[$samples.A$2:$samples.A$855];1;0)" office:value-type="string" office:string-value="J345" calcext:value-type="string">
            <text:p>J345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558];[$samples.A$2:$samples.A$855];1;0)" office:value-type="string" office:string-value="J344" calcext:value-type="string">
            <text:p>J344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559];[$samples.A$2:$samples.A$855];1;0)" office:value-type="string" office:string-value="J344" calcext:value-type="string">
            <text:p>J344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560];[$samples.A$2:$samples.A$855];1;0)" office:value-type="string" office:string-value="J344" calcext:value-type="string">
            <text:p>J344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561];[$samples.A$2:$samples.A$855];1;0)" office:value-type="string" office:string-value="J343" calcext:value-type="string">
            <text:p>J343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562];[$samples.A$2:$samples.A$855];1;0)" office:value-type="string" office:string-value="J343" calcext:value-type="string">
            <text:p>J343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563];[$samples.A$2:$samples.A$855];1;0)" office:value-type="string" office:string-value="J343" calcext:value-type="string">
            <text:p>J343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564];[$samples.A$2:$samples.A$855];1;0)" office:value-type="string" office:string-value="J342d" calcext:value-type="string">
            <text:p>J342d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565];[$samples.A$2:$samples.A$855];1;0)" office:value-type="string" office:string-value="J342c" calcext:value-type="string">
            <text:p>J342c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566];[$samples.A$2:$samples.A$855];1;0)" office:value-type="string" office:string-value="J342b" calcext:value-type="string">
            <text:p>J342b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567];[$samples.A$2:$samples.A$855];1;0)" office:value-type="string" office:string-value="J342a" calcext:value-type="string">
            <text:p>J342a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568];[$samples.A$2:$samples.A$855];1;0)" office:value-type="string" office:string-value="J342a" calcext:value-type="string">
            <text:p>J342a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569];[$samples.A$2:$samples.A$855];1;0)" office:value-type="string" office:string-value="J342a" calcext:value-type="string">
            <text:p>J342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570];[$samples.A$2:$samples.A$855];1;0)" office:value-type="string" office:string-value="J342" calcext:value-type="string">
            <text:p>J342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571];[$samples.A$2:$samples.A$855];1;0)" office:value-type="string" office:string-value="J342" calcext:value-type="string">
            <text:p>J342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572];[$samples.A$2:$samples.A$855];1;0)" office:value-type="string" office:string-value="J342" calcext:value-type="string">
            <text:p>J342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573];[$samples.A$2:$samples.A$855];1;0)" office:value-type="string" office:string-value="J341d" calcext:value-type="string">
            <text:p>J341d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574];[$samples.A$2:$samples.A$855];1;0)" office:value-type="string" office:string-value="J341c" calcext:value-type="string">
            <text:p>J341c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575];[$samples.A$2:$samples.A$855];1;0)" office:value-type="string" office:string-value="J341b" calcext:value-type="string">
            <text:p>J341b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576];[$samples.A$2:$samples.A$855];1;0)" office:value-type="string" office:string-value="J341a" calcext:value-type="string">
            <text:p>J341a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577];[$samples.A$2:$samples.A$855];1;0)" office:value-type="string" office:string-value="J341" calcext:value-type="string">
            <text:p>J341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578];[$samples.A$2:$samples.A$855];1;0)" office:value-type="string" office:string-value="J341" calcext:value-type="string">
            <text:p>J341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579];[$samples.A$2:$samples.A$855];1;0)" office:value-type="string" office:string-value="J341" calcext:value-type="string">
            <text:p>J341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580];[$samples.A$2:$samples.A$855];1;0)" office:value-type="string" office:string-value="J340" calcext:value-type="string">
            <text:p>J340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581];[$samples.A$2:$samples.A$855];1;0)" office:value-type="string" office:string-value="J340" calcext:value-type="string">
            <text:p>J340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582];[$samples.A$2:$samples.A$855];1;0)" office:value-type="string" office:string-value="J340" calcext:value-type="string">
            <text:p>J340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583];[$samples.A$2:$samples.A$855];1;0)" office:value-type="string" office:string-value="J339" calcext:value-type="string">
            <text:p>J339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584];[$samples.A$2:$samples.A$855];1;0)" office:value-type="string" office:string-value="J339" calcext:value-type="string">
            <text:p>J339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585];[$samples.A$2:$samples.A$855];1;0)" office:value-type="string" office:string-value="J339" calcext:value-type="string">
            <text:p>J339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586];[$samples.A$2:$samples.A$855];1;0)" office:value-type="string" office:string-value="J338" calcext:value-type="string">
            <text:p>J338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587];[$samples.A$2:$samples.A$855];1;0)" office:value-type="string" office:string-value="J338" calcext:value-type="string">
            <text:p>J338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588];[$samples.A$2:$samples.A$855];1;0)" office:value-type="string" office:string-value="J338" calcext:value-type="string">
            <text:p>J338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589];[$samples.A$2:$samples.A$855];1;0)" office:value-type="string" office:string-value="J335" calcext:value-type="string">
            <text:p>J335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590];[$samples.A$2:$samples.A$855];1;0)" office:value-type="string" office:string-value="J335" calcext:value-type="string">
            <text:p>J335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591];[$samples.A$2:$samples.A$855];1;0)" office:value-type="string" office:string-value="J335" calcext:value-type="string">
            <text:p>J335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592];[$samples.A$2:$samples.A$855];1;0)" office:value-type="string" office:string-value="J334" calcext:value-type="string">
            <text:p>J334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593];[$samples.A$2:$samples.A$855];1;0)" office:value-type="string" office:string-value="J334" calcext:value-type="string">
            <text:p>J334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594];[$samples.A$2:$samples.A$855];1;0)" office:value-type="string" office:string-value="J334" calcext:value-type="string">
            <text:p>J334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595];[$samples.A$2:$samples.A$855];1;0)" office:value-type="string" office:string-value="J333a" calcext:value-type="string">
            <text:p>J333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596];[$samples.A$2:$samples.A$855];1;0)" office:value-type="string" office:string-value="J333" calcext:value-type="string">
            <text:p>J333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597];[$samples.A$2:$samples.A$855];1;0)" office:value-type="string" office:string-value="J333" calcext:value-type="string">
            <text:p>J333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598];[$samples.A$2:$samples.A$855];1;0)" office:value-type="string" office:string-value="J333" calcext:value-type="string">
            <text:p>J333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599];[$samples.A$2:$samples.A$855];1;0)" office:value-type="string" office:string-value="J333" calcext:value-type="string">
            <text:p>J333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600];[$samples.A$2:$samples.A$855];1;0)" office:value-type="string" office:string-value="J333" calcext:value-type="string">
            <text:p>J333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601];[$samples.A$2:$samples.A$855];1;0)" office:value-type="string" office:string-value="J333" calcext:value-type="string">
            <text:p>J333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602];[$samples.A$2:$samples.A$855];1;0)" office:value-type="string" office:string-value="J331" calcext:value-type="string">
            <text:p>J331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603];[$samples.A$2:$samples.A$855];1;0)" office:value-type="string" office:string-value="J331" calcext:value-type="string">
            <text:p>J331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604];[$samples.A$2:$samples.A$855];1;0)" office:value-type="string" office:string-value="J331" calcext:value-type="string">
            <text:p>J331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605];[$samples.A$2:$samples.A$855];1;0)" office:value-type="string" office:string-value="J330" calcext:value-type="string">
            <text:p>J330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606];[$samples.A$2:$samples.A$855];1;0)" office:value-type="string" office:string-value="J330" calcext:value-type="string">
            <text:p>J330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607];[$samples.A$2:$samples.A$855];1;0)" office:value-type="string" office:string-value="J330" calcext:value-type="string">
            <text:p>J330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608];[$samples.A$2:$samples.A$855];1;0)" office:value-type="string" office:string-value="J329" calcext:value-type="string">
            <text:p>J329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609];[$samples.A$2:$samples.A$855];1;0)" office:value-type="string" office:string-value="J329" calcext:value-type="string">
            <text:p>J329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610];[$samples.A$2:$samples.A$855];1;0)" office:value-type="string" office:string-value="J329" calcext:value-type="string">
            <text:p>J329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611];[$samples.A$2:$samples.A$855];1;0)" office:value-type="string" office:string-value="J328" calcext:value-type="string">
            <text:p>J328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612];[$samples.A$2:$samples.A$855];1;0)" office:value-type="string" office:string-value="J328" calcext:value-type="string">
            <text:p>J328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613];[$samples.A$2:$samples.A$855];1;0)" office:value-type="string" office:string-value="J328" calcext:value-type="string">
            <text:p>J328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14];[$samples.A$2:$samples.A$855];1;0)" office:value-type="string" office:string-value="J327" calcext:value-type="string">
            <text:p>J327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15];[$samples.A$2:$samples.A$855];1;0)" office:value-type="string" office:string-value="J327" calcext:value-type="string">
            <text:p>J327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16];[$samples.A$2:$samples.A$855];1;0)" office:value-type="string" office:string-value="J327" calcext:value-type="string">
            <text:p>J32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17];[$samples.A$2:$samples.A$855];1;0)" office:value-type="string" office:string-value="J326" calcext:value-type="string">
            <text:p>J326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18];[$samples.A$2:$samples.A$855];1;0)" office:value-type="string" office:string-value="J326" calcext:value-type="string">
            <text:p>J326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19];[$samples.A$2:$samples.A$855];1;0)" office:value-type="string" office:string-value="J326" calcext:value-type="string">
            <text:p>J326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20];[$samples.A$2:$samples.A$855];1;0)" office:value-type="string" office:string-value="J324" calcext:value-type="string">
            <text:p>J324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1];[$samples.A$2:$samples.A$855];1;0)" office:value-type="string" office:string-value="J324" calcext:value-type="string">
            <text:p>J324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22];[$samples.A$2:$samples.A$855];1;0)" office:value-type="string" office:string-value="J324" calcext:value-type="string">
            <text:p>J324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623];[$samples.A$2:$samples.A$855];1;0)" office:value-type="string" office:string-value="J322" calcext:value-type="string">
            <text:p>J322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624];[$samples.A$2:$samples.A$855];1;0)" office:value-type="string" office:string-value="J322" calcext:value-type="string">
            <text:p>J322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25];[$samples.A$2:$samples.A$855];1;0)" office:value-type="string" office:string-value="J322" calcext:value-type="string">
            <text:p>J322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626];[$samples.A$2:$samples.A$855];1;0)" office:value-type="string" office:string-value="J321g" calcext:value-type="string">
            <text:p>J321g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627];[$samples.A$2:$samples.A$855];1;0)" office:value-type="string" office:string-value="J321g" calcext:value-type="string">
            <text:p>J321g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628];[$samples.A$2:$samples.A$855];1;0)" office:value-type="string" office:string-value="J321g" calcext:value-type="string">
            <text:p>J321g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629];[$samples.A$2:$samples.A$855];1;0)" office:value-type="string" office:string-value="J320" calcext:value-type="string">
            <text:p>J320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630];[$samples.A$2:$samples.A$855];1;0)" office:value-type="string" office:string-value="J320" calcext:value-type="string">
            <text:p>J320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631];[$samples.A$2:$samples.A$855];1;0)" office:value-type="string" office:string-value="J320" calcext:value-type="string">
            <text:p>J32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632];[$samples.A$2:$samples.A$855];1;0)" office:value-type="string" office:string-value="J319" calcext:value-type="string">
            <text:p>J319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633];[$samples.A$2:$samples.A$855];1;0)" office:value-type="string" office:string-value="J319" calcext:value-type="string">
            <text:p>J319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634];[$samples.A$2:$samples.A$855];1;0)" office:value-type="string" office:string-value="J319" calcext:value-type="string">
            <text:p>J319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635];[$samples.A$2:$samples.A$855];1;0)" office:value-type="string" office:string-value="J318" calcext:value-type="string">
            <text:p>J318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636];[$samples.A$2:$samples.A$855];1;0)" office:value-type="string" office:string-value="J318" calcext:value-type="string">
            <text:p>J318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637];[$samples.A$2:$samples.A$855];1;0)" office:value-type="string" office:string-value="J318" calcext:value-type="string">
            <text:p>J318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638];[$samples.A$2:$samples.A$855];1;0)" office:value-type="string" office:string-value="J317" calcext:value-type="string">
            <text:p>J317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639];[$samples.A$2:$samples.A$855];1;0)" office:value-type="string" office:string-value="J317" calcext:value-type="string">
            <text:p>J317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640];[$samples.A$2:$samples.A$855];1;0)" office:value-type="string" office:string-value="J317" calcext:value-type="string">
            <text:p>J317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641];[$samples.A$2:$samples.A$855];1;0)" office:value-type="string" office:string-value="J316" calcext:value-type="string">
            <text:p>J316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642];[$samples.A$2:$samples.A$855];1;0)" office:value-type="string" office:string-value="J316" calcext:value-type="string">
            <text:p>J316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643];[$samples.A$2:$samples.A$855];1;0)" office:value-type="string" office:string-value="J316" calcext:value-type="string">
            <text:p>J316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644];[$samples.A$2:$samples.A$855];1;0)" office:value-type="string" office:string-value="J315" calcext:value-type="string">
            <text:p>J31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645];[$samples.A$2:$samples.A$855];1;0)" office:value-type="string" office:string-value="J315" calcext:value-type="string">
            <text:p>J315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646];[$samples.A$2:$samples.A$855];1;0)" office:value-type="string" office:string-value="J315" calcext:value-type="string">
            <text:p>J315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647];[$samples.A$2:$samples.A$855];1;0)" office:value-type="string" office:string-value="J312" calcext:value-type="string">
            <text:p>J312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648];[$samples.A$2:$samples.A$855];1;0)" office:value-type="string" office:string-value="J311" calcext:value-type="string">
            <text:p>J311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649];[$samples.A$2:$samples.A$855];1;0)" office:value-type="string" office:string-value="J311" calcext:value-type="string">
            <text:p>J311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650];[$samples.A$2:$samples.A$855];1;0)" office:value-type="string" office:string-value="J311" calcext:value-type="string">
            <text:p>J311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651];[$samples.A$2:$samples.A$855];1;0)" office:value-type="string" office:string-value="J310" calcext:value-type="string">
            <text:p>J310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652];[$samples.A$2:$samples.A$855];1;0)" office:value-type="string" office:string-value="J310" calcext:value-type="string">
            <text:p>J31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653];[$samples.A$2:$samples.A$855];1;0)" office:value-type="string" office:string-value="J310" calcext:value-type="string">
            <text:p>J31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654];[$samples.A$2:$samples.A$855];1;0)" office:value-type="string" office:string-value="J307" calcext:value-type="string">
            <text:p>J307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655];[$samples.A$2:$samples.A$855];1;0)" office:value-type="string" office:string-value="J307" calcext:value-type="string">
            <text:p>J307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656];[$samples.A$2:$samples.A$855];1;0)" office:value-type="string" office:string-value="J307" calcext:value-type="string">
            <text:p>J307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657];[$samples.A$2:$samples.A$855];1;0)" office:value-type="string" office:string-value="J304" calcext:value-type="string">
            <text:p>J304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658];[$samples.A$2:$samples.A$855];1;0)" office:value-type="string" office:string-value="J303" calcext:value-type="string">
            <text:p>J303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659];[$samples.A$2:$samples.A$855];1;0)" office:value-type="string" office:string-value="J303" calcext:value-type="string">
            <text:p>J303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660];[$samples.A$2:$samples.A$855];1;0)" office:value-type="string" office:string-value="J303" calcext:value-type="string">
            <text:p>J303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661];[$samples.A$2:$samples.A$855];1;0)" office:value-type="string" office:string-value="J302" calcext:value-type="string">
            <text:p>J302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662];[$samples.A$2:$samples.A$855];1;0)" office:value-type="string" office:string-value="J301" calcext:value-type="string">
            <text:p>J301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663];[$samples.A$2:$samples.A$855];1;0)" office:value-type="string" office:string-value="J301" calcext:value-type="string">
            <text:p>J301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664];[$samples.A$2:$samples.A$855];1;0)" office:value-type="string" office:string-value="J301" calcext:value-type="string">
            <text:p>J301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665];[$samples.A$2:$samples.A$855];1;0)" office:value-type="string" office:string-value="J300" calcext:value-type="string">
            <text:p>J300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666];[$samples.A$2:$samples.A$855];1;0)" office:value-type="string" office:string-value="J298" calcext:value-type="string">
            <text:p>J29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667];[$samples.A$2:$samples.A$855];1;0)" office:value-type="string" office:string-value="J298" calcext:value-type="string">
            <text:p>J298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668];[$samples.A$2:$samples.A$855];1;0)" office:value-type="string" office:string-value="J298" calcext:value-type="string">
            <text:p>J298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669];[$samples.A$2:$samples.A$855];1;0)" office:value-type="string" office:string-value="J296" calcext:value-type="string">
            <text:p>J296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670];[$samples.A$2:$samples.A$855];1;0)" office:value-type="string" office:string-value="J296" calcext:value-type="string">
            <text:p>J296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671];[$samples.A$2:$samples.A$855];1;0)" office:value-type="string" office:string-value="J296" calcext:value-type="string">
            <text:p>J296</text:p>
          </table:table-cell>
          <table:table-cell table:formula="of:=[.C671]=[.B6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672];[$samples.A$2:$samples.A$855];1;0)" office:value-type="string" office:string-value="J295" calcext:value-type="string">
            <text:p>J295</text:p>
          </table:table-cell>
          <table:table-cell table:formula="of:=[.C672]=[.B6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673];[$samples.A$2:$samples.A$855];1;0)" office:value-type="string" office:string-value="J295" calcext:value-type="string">
            <text:p>J295</text:p>
          </table:table-cell>
          <table:table-cell table:formula="of:=[.C673]=[.B6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674];[$samples.A$2:$samples.A$855];1;0)" office:value-type="string" office:string-value="J295" calcext:value-type="string">
            <text:p>J295</text:p>
          </table:table-cell>
          <table:table-cell table:formula="of:=[.C674]=[.B6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75];[$samples.A$2:$samples.A$855];1;0)" office:value-type="string" office:string-value="J294" calcext:value-type="string">
            <text:p>J294</text:p>
          </table:table-cell>
          <table:table-cell table:formula="of:=[.C675]=[.B6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676];[$samples.A$2:$samples.A$855];1;0)" office:value-type="string" office:string-value="J294" calcext:value-type="string">
            <text:p>J294</text:p>
          </table:table-cell>
          <table:table-cell table:formula="of:=[.C676]=[.B6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677];[$samples.A$2:$samples.A$855];1;0)" office:value-type="string" office:string-value="J294" calcext:value-type="string">
            <text:p>J294</text:p>
          </table:table-cell>
          <table:table-cell table:formula="of:=[.C677]=[.B6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678];[$samples.A$2:$samples.A$855];1;0)" office:value-type="string" office:string-value="J293" calcext:value-type="string">
            <text:p>J293</text:p>
          </table:table-cell>
          <table:table-cell table:formula="of:=[.C678]=[.B6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679];[$samples.A$2:$samples.A$855];1;0)" office:value-type="string" office:string-value="FDK10" calcext:value-type="string">
            <text:p>FDK10</text:p>
          </table:table-cell>
          <table:table-cell table:formula="of:=[.C679]=[.B6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680];[$samples.A$2:$samples.A$855];1;0)" office:value-type="string" office:string-value="FDK10" calcext:value-type="string">
            <text:p>FDK10</text:p>
          </table:table-cell>
          <table:table-cell table:formula="of:=[.C680]=[.B6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681];[$samples.A$2:$samples.A$855];1;0)" office:value-type="string" office:string-value="FDK10" calcext:value-type="string">
            <text:p>FDK10</text:p>
          </table:table-cell>
          <table:table-cell table:formula="of:=[.C681]=[.B681]" office:value-type="boolean" office:boolean-value="true" calcext:value-type="boolean">
            <text:p>TRUE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amples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ce4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NoHybrid</text:p>
          </table:table-cell>
          <table:table-cell office:value-type="string" calcext:value-type="string">
            <text:p>BinomialName</text:p>
          </table:table-cell>
          <table:table-cell office:value-type="string" calcext:value-type="string">
            <text:p>SpeciesNo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gNum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aypoi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AdditionalID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ProjectMag</text:p>
          </table:table-cell>
          <table:table-cell/>
        </table:table-row>
        <table:table-row table:style-name="ro1">
          <table:table-cell office:value-type="string" calcext:value-type="string">
            <text:p>FDK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K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K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arong (private property)</text:p>
          </table:table-cell>
          <table:table-cell/>
          <table:table-cell office:value-type="string" calcext:value-type="string">
            <text:p>2013-12-04</text:p>
          </table:table-cell>
          <table:table-cell/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Somerton Main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89198" calcext:value-type="float">
            <text:p>-30.89198</text:p>
          </table:table-cell>
          <table:table-cell office:value-type="float" office:value="150.6728" calcext:value-type="float">
            <text:p>150.67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6519" calcext:value-type="float">
            <text:p>-30.6519</text:p>
          </table:table-cell>
          <table:table-cell office:value-type="float" office:value="150.87828" calcext:value-type="float">
            <text:p>150.878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98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 Area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6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665" calcext:value-type="float">
            <text:p>-30.22665</text:p>
          </table:table-cell>
          <table:table-cell office:value-type="float" office:value="149.8094" calcext:value-type="float">
            <text:p>149.80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9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Sawn Rocks, parking lo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459" calcext:value-type="float">
            <text:p>-30.14459</text:p>
          </table:table-cell>
          <table:table-cell office:value-type="float" office:value="150.0534" calcext:value-type="float">
            <text:p>150.053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office:value-type="string" calcext:value-type="string">
            <text:p>highlighted red; unknown reason</text:p>
          </table:table-cell>
          <table:table-cell office:value-type="string" calcext:value-type="string">
            <text:p>Jerrys Plains, Golden Hw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9536" calcext:value-type="float">
            <text:p>-32.49536</text:p>
          </table:table-cell>
          <table:table-cell office:value-type="float" office:value="150.90842" calcext:value-type="float">
            <text:p>150.9084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3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4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 area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b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5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4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5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5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7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4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6-11-30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7i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6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7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8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/>
          <table:table-cell office:value-type="string" calcext:value-type="string">
            <text:p>Puckapanyl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5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/>
          <table:table-cell office:value-type="string" calcext:value-type="string">
            <text:p>Powers Rd, Woodstock on Loddon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Teddington Rd, Stuart Mill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9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1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2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7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38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Mosai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office:value-type="string" calcext:value-type="string">
            <text:p>Merged from M1a-c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L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-Trangie Rd, Albert Murrumbidgee NP</text:p>
          </table:table-cell>
          <table:table-cell/>
          <table:table-cell office:value-type="string" calcext:value-type="string">
            <text:p>2013-10-16</text:p>
          </table:table-cell>
          <table:table-cell/>
          <table:table-cell office:value-type="float" office:value="-32.3742" calcext:value-type="float">
            <text:p>-32.3742</text:p>
          </table:table-cell>
          <table:table-cell office:value-type="float" office:value="147.4871" calcext:value-type="float">
            <text:p>147.48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J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Berry Jerry State Forest</text:p>
          </table:table-cell>
          <table:table-cell/>
          <table:table-cell office:value-type="string" calcext:value-type="string">
            <text:p>2013-11-18</text:p>
          </table:table-cell>
          <table:table-cell/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D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ondobolin</text:p>
          </table:table-cell>
          <table:table-cell/>
          <table:table-cell office:value-type="string" calcext:value-type="string">
            <text:p>2013-11-17</text:p>
          </table:table-cell>
          <table:table-cell/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3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U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3-10-15</text:p>
          </table:table-cell>
          <table:table-cell/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104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Lake <text:s/>Eyre</text:p>
          </table:table-cell>
          <table:table-cell/>
          <table:table-cell office:value-type="string" calcext:value-type="string">
            <text:p>1960-11-10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259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Maranoa</text:p>
          </table:table-cell>
          <table:table-cell/>
          <table:table-cell office:value-type="string" calcext:value-type="string">
            <text:p>1972-09-0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259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Eyre Peninsula</text:p>
          </table:table-cell>
          <table:table-cell/>
          <table:table-cell office:value-type="string" calcext:value-type="string">
            <text:p>1972-11-02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59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Coonalpyn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59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Murray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68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Hall Creek Road</text:p>
          </table:table-cell>
          <table:table-cell/>
          <table:table-cell office:value-type="string" calcext:value-type="string">
            <text:p>1964-01-1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71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Alligator Creek</text:p>
          </table:table-cell>
          <table:table-cell/>
          <table:table-cell office:value-type="string" calcext:value-type="string">
            <text:p>1960-06-11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376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1978-09-1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45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Gilgandra</text:p>
          </table:table-cell>
          <table:table-cell/>
          <table:table-cell office:value-type="string" calcext:value-type="string">
            <text:p>1958-10-0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677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Sandland Road</text:p>
          </table:table-cell>
          <table:table-cell/>
          <table:table-cell office:value-type="string" calcext:value-type="string">
            <text:p>1994-08-27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905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06-10-2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10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10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orm King</text:p>
          </table:table-cell>
          <table:table-cell/>
          <table:table-cell table:style-name="Default"/>
          <table:table-cell/>
          <table:table-cell office:value-type="float" office:value="-28.68758" calcext:value-type="float">
            <text:p>-28.68758</text:p>
          </table:table-cell>
          <table:table-cell office:value-type="float" office:value="151.96238" calcext:value-type="float">
            <text:p>151.96238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 </text:p>
          </table:table-cell>
          <table:table-cell/>
          <table:table-cell table:style-name="Default"/>
          <table:table-cell/>
          <table:table-cell office:value-type="float" office:value="-29.06569" calcext:value-type="float">
            <text:p>-29.06569</text:p>
          </table:table-cell>
          <table:table-cell office:value-type="float" office:value="151.98833" calcext:value-type="float">
            <text:p>151.9883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3" calcext:value-type="float">
            <text:p>-29.60563</text:p>
          </table:table-cell>
          <table:table-cell office:value-type="float" office:value="151.86797" calcext:value-type="float">
            <text:p>151.8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</text:p>
          </table:table-cell>
          <table:table-cell/>
          <table:table-cell table:style-name="Default"/>
          <table:table-cell/>
          <table:table-cell office:value-type="float" office:value="-30.28358" calcext:value-type="float">
            <text:p>-30.28358</text:p>
          </table:table-cell>
          <table:table-cell office:value-type="float" office:value="151.19619" calcext:value-type="float">
            <text:p>151.196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 </text:p>
          </table:table-cell>
          <table:table-cell/>
          <table:table-cell table:style-name="Default"/>
          <table:table-cell/>
          <table:table-cell office:value-type="float" office:value="-28.39502" calcext:value-type="float">
            <text:p>-28.39502</text:p>
          </table:table-cell>
          <table:table-cell office:value-type="float" office:value="151.31197" calcext:value-type="float">
            <text:p>151.3119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G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Werribee Gorge State Park</text:p>
          </table:table-cell>
          <table:table-cell/>
          <table:table-cell office:value-type="string" calcext:value-type="string">
            <text:p>2013-12-03</text:p>
          </table:table-cell>
          <table:table-cell/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2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,39*,34; ringbarked (CBH = circumference at breast heigh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3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ringbarked, sterile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4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33; ringbarked, sterile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l euc ?; 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5</text:p>
          </table:table-cell>
          <table:table-cell office:value-type="float" office:value="-29.85075" calcext:value-type="float">
            <text:p>-29.85075</text:p>
          </table:table-cell>
          <table:table-cell office:value-type="float" office:value="152.0011" calcext:value-type="float">
            <text:p>152.001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3, ringbarked, sterile, melliodora ?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6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7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3*,36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8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2; infection on the trunk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9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Conic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0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0,29*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2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3</text:p>
          </table:table-cell>
          <table:table-cell office:value-type="float" office:value="-29.8494" calcext:value-type="float">
            <text:p>-29.8494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5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1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4</text:p>
          </table:table-cell>
          <table:table-cell office:value-type="float" office:value="-29.84933" calcext:value-type="float">
            <text:p>-29.84933</text:p>
          </table:table-cell>
          <table:table-cell office:value-type="float" office:value="152.00099" calcext:value-type="float">
            <text:p>152.000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9*,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5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4*,83,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6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7,42*; ringbarked on second tru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banksii</text:p>
          </table:table-cell>
          <table:table-cell office:value-type="string" calcext:value-type="string">
            <text:p>Eucalyptus banksii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7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49" calcext:value-type="float">
            <text:p>152.00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rinkbarked; latitude may be -29.89899, writing hard to read 4 vs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Eucalyptus unknown</text:p>
          </table:table-cell>
          <table:table-cell office:value-type="string" calcext:value-type="string">
            <text:p>no indication of possible species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8</text:p>
          </table:table-cell>
          <table:table-cell office:value-type="float" office:value="-29.84912" calcext:value-type="float">
            <text:p>-29.84912</text:p>
          </table:table-cell>
          <table:table-cell office:value-type="float" office:value="152.00528" calcext:value-type="float">
            <text:p>152.005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4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9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, euc? (unsure about this one)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0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7; ringbarked; lat might be 29.899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1</text:p>
          </table:table-cell>
          <table:table-cell office:value-type="float" office:value="-29.849" calcext:value-type="float">
            <text:p>-29.849</text:p>
          </table:table-cell>
          <table:table-cell office:value-type="float" office:value="152.00549" calcext:value-type="float">
            <text:p>152.005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0;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illegible note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2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3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8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4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2,52*; ringbark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5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Turnout for post marked 966 87-84 on north side of waterfall way. E mel and other boxes with misc stringybark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6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9*,96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7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72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8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5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9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8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0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5*,25; Round-leaved, small tree. Young fruits. 6-8m. Non-glaucous leaves. Many small stems/saplings ~1m away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1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8; sterile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9; had fruit, taller ~11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3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,65*; ~12m; waypoint 113 is averaged, non-averaged one is 114: 30.51711, 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5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6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2,99*; tree very close to ENE0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7</text:p>
          </table:table-cell>
          <table:table-cell office:value-type="float" office:value="-30.51714" calcext:value-type="float">
            <text:p>-30.51714</text:p>
          </table:table-cell>
          <table:table-cell office:value-type="float" office:value="151.97287" calcext:value-type="float">
            <text:p>151.9728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Next to toilet, sucker regrowth of slightly larger tree. Seem to have a duplicate or overwritten waypoint.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8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1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c growth on moderate size tree (approx DBH 20)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oppice regrowth on stump of quite large tree, ~3m east of ENE0038 (towards gully)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0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g growth. Smelled minty to Kevin, not so much to Rose.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2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Large tree on management trail just inside NP gate. Waypoint 121 is incorrec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7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z’s GPS waypoints 002 &amp; 003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8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s’z GPS waypoint 004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3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0,110*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4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46,35*,20,116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5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55,40*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6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,1*,1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lgrove turnof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table:number-columns-repeated="3"/>
          <table:table-cell table:formula="of:=IF([.Q90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.Linney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Moruya</text:p>
          </table:table-cell>
          <table:table-cell/>
          <table:table-cell table:style-name="Default"/>
          <table:table-cell/>
          <table:table-cell office:value-type="float" office:value="-35.924189" calcext:value-type="float">
            <text:p>-35.924189</text:p>
          </table:table-cell>
          <table:table-cell office:value-type="float" office:value="150.077225" calcext:value-type="float">
            <text:p>150.077225</text:p>
          </table:table-cell>
          <table:table-cell table:number-columns-repeated="3"/>
          <table:table-cell table:formula="of:=IF([.Q90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float" office:value="1001.650085" calcext:value-type="float">
            <text:p>1001.650085</text:p>
          </table:table-cell>
          <table:table-cell table:number-columns-repeated="2"/>
          <table:table-cell table:formula="of:=IF([.Q90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57004" calcext:value-type="float">
            <text:p>-28.68757004</text:p>
          </table:table-cell>
          <table:table-cell office:value-type="float" office:value="151.962399" calcext:value-type="float">
            <text:p>151.962399</text:p>
          </table:table-cell>
          <table:table-cell office:value-type="float" office:value="851.994751" calcext:value-type="float">
            <text:p>851.994751</text:p>
          </table:table-cell>
          <table:table-cell table:number-columns-repeated="2"/>
          <table:table-cell table:formula="of:=IF([.Q9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Storm 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87296" calcext:value-type="float">
            <text:p>-28.68787296</text:p>
          </table:table-cell>
          <table:table-cell office:value-type="float" office:value="151.962637" calcext:value-type="float">
            <text:p>151.962637</text:p>
          </table:table-cell>
          <table:table-cell office:value-type="float" office:value="850.567932" calcext:value-type="float">
            <text:p>850.567932</text:p>
          </table:table-cell>
          <table:table-cell table:number-columns-repeated="2"/>
          <table:table-cell table:formula="of:=IF([.Q9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Storm 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428101" calcext:value-type="float">
            <text:p>-29.06428101</text:p>
          </table:table-cell>
          <table:table-cell office:value-type="float" office:value="151.988461" calcext:value-type="float">
            <text:p>151.988461</text:p>
          </table:table-cell>
          <table:table-cell office:value-type="float" office:value="906.398865" calcext:value-type="float">
            <text:p>906.398865</text:p>
          </table:table-cell>
          <table:table-cell table:number-columns-repeated="2"/>
          <table:table-cell table:formula="of:=IF([.Q9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float" office:value="895.315063" calcext:value-type="float">
            <text:p>895.315063</text:p>
          </table:table-cell>
          <table:table-cell table:number-columns-repeated="2"/>
          <table:table-cell table:formula="of:=IF([.Q9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71801" calcext:value-type="float">
            <text:p>-29.06571801</text:p>
          </table:table-cell>
          <table:table-cell office:value-type="float" office:value="151.988288" calcext:value-type="float">
            <text:p>151.988288</text:p>
          </table:table-cell>
          <table:table-cell office:value-type="float" office:value="894.405945" calcext:value-type="float">
            <text:p>894.405945</text:p>
          </table:table-cell>
          <table:table-cell table:number-columns-repeated="2"/>
          <table:table-cell table:formula="of:=IF([.Q91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float" office:value="1037.9375" calcext:value-type="float">
            <text:p>1037.9375</text:p>
          </table:table-cell>
          <table:table-cell table:number-columns-repeated="2"/>
          <table:table-cell table:formula="of:=IF([.Q91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float" office:value="1038.672363" calcext:value-type="float">
            <text:p>1038.672363</text:p>
          </table:table-cell>
          <table:table-cell table:number-columns-repeated="2"/>
          <table:table-cell table:formula="of:=IF([.Q9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 Creek</text:p>
          </table:table-cell>
          <table:table-cell/>
          <table:table-cell table:style-name="Default"/>
          <table:table-cell/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 table:number-columns-repeated="3"/>
          <table:table-cell table:formula="of:=IF([.Q91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1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579" calcext:value-type="float">
            <text:p>-30.555579</text:p>
          </table:table-cell>
          <table:table-cell office:value-type="float" office:value="151.906014" calcext:value-type="float">
            <text:p>151.9060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1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62198" calcext:value-type="float">
            <text:p>-30.57562198</text:p>
          </table:table-cell>
          <table:table-cell office:value-type="float" office:value="151.902781" calcext:value-type="float">
            <text:p>151.902781</text:p>
          </table:table-cell>
          <table:table-cell office:value-type="float" office:value="975.995117" calcext:value-type="float">
            <text:p>975.995117</text:p>
          </table:table-cell>
          <table:table-cell table:number-columns-repeated="2"/>
          <table:table-cell table:formula="of:=IF([.Q91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52103" calcext:value-type="float">
            <text:p>-30.55252103</text:p>
          </table:table-cell>
          <table:table-cell office:value-type="float" office:value="151.89752" calcext:value-type="float">
            <text:p>151.89752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91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IF([.Q91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4203" calcext:value-type="float">
            <text:p>-30.57504203</text:p>
          </table:table-cell>
          <table:table-cell office:value-type="float" office:value="151.903307" calcext:value-type="float">
            <text:p>151.903307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IF([.Q91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9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float" office:value="1003.350281" calcext:value-type="float">
            <text:p>1003.350281</text:p>
          </table:table-cell>
          <table:table-cell table:number-columns-repeated="2"/>
          <table:table-cell table:formula="of:=IF([.Q9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2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float" office:value="1055.253906" calcext:value-type="float">
            <text:p>1055.253906</text:p>
          </table:table-cell>
          <table:table-cell table:number-columns-repeated="2"/>
          <table:table-cell table:formula="of:=IF([.Q92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52402" calcext:value-type="float">
            <text:p>-30.85452402</text:p>
          </table:table-cell>
          <table:table-cell office:value-type="float" office:value="151.858459" calcext:value-type="float">
            <text:p>151.858459</text:p>
          </table:table-cell>
          <table:table-cell office:value-type="float" office:value="1052.628052" calcext:value-type="float">
            <text:p>1052.628052</text:p>
          </table:table-cell>
          <table:table-cell table:number-columns-repeated="2"/>
          <table:table-cell table:formula="of:=IF([.Q92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Bingara</text:p>
          </table:table-cell>
          <table:table-cell/>
          <table:table-cell table:style-name="Default"/>
          <table:table-cell/>
          <table:table-cell office:value-type="float" office:value="-30.01711397" calcext:value-type="float">
            <text:p>-30.01711397</text:p>
          </table:table-cell>
          <table:table-cell office:value-type="float" office:value="150.620568" calcext:value-type="float">
            <text:p>150.620568</text:p>
          </table:table-cell>
          <table:table-cell office:value-type="float" office:value="462.763336" calcext:value-type="float">
            <text:p>462.763336</text:p>
          </table:table-cell>
          <table:table-cell table:number-columns-repeated="2"/>
          <table:table-cell table:formula="of:=IF([.Q92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2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float" office:value="979.106689" calcext:value-type="float">
            <text:p>979.106689</text:p>
          </table:table-cell>
          <table:table-cell table:number-columns-repeated="2"/>
          <table:table-cell table:formula="of:=IF([.Q9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float" office:value="981.699219" calcext:value-type="float">
            <text:p>981.699219</text:p>
          </table:table-cell>
          <table:table-cell table:number-columns-repeated="2"/>
          <table:table-cell table:formula="of:=IF([.Q9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float" office:value="982.80072" calcext:value-type="float">
            <text:p>982.80072</text:p>
          </table:table-cell>
          <table:table-cell table:number-columns-repeated="2"/>
          <table:table-cell table:formula="of:=IF([.Q9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11999" calcext:value-type="float">
            <text:p>-30.71911999</text:p>
          </table:table-cell>
          <table:table-cell office:value-type="float" office:value="151.721523" calcext:value-type="float">
            <text:p>151.721523</text:p>
          </table:table-cell>
          <table:table-cell office:value-type="float" office:value="984.772888" calcext:value-type="float">
            <text:p>984.772888</text:p>
          </table:table-cell>
          <table:table-cell table:number-columns-repeated="2"/>
          <table:table-cell table:formula="of:=IF([.Q9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747001" calcext:value-type="float">
            <text:p>-30.71747001</text:p>
          </table:table-cell>
          <table:table-cell office:value-type="float" office:value="151.720253" calcext:value-type="float">
            <text:p>151.720253</text:p>
          </table:table-cell>
          <table:table-cell office:value-type="float" office:value="986.683289" calcext:value-type="float">
            <text:p>986.683289</text:p>
          </table:table-cell>
          <table:table-cell table:number-columns-repeated="2"/>
          <table:table-cell table:formula="of:=IF([.Q9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836897" calcext:value-type="float">
            <text:p>-30.71836897</text:p>
          </table:table-cell>
          <table:table-cell office:value-type="float" office:value="151.721228" calcext:value-type="float">
            <text:p>151.721228</text:p>
          </table:table-cell>
          <table:table-cell office:value-type="float" office:value="983.121155" calcext:value-type="float">
            <text:p>983.121155</text:p>
          </table:table-cell>
          <table:table-cell table:number-columns-repeated="2"/>
          <table:table-cell table:formula="of:=IF([.Q9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float" office:value="981.434265" calcext:value-type="float">
            <text:p>981.434265</text:p>
          </table:table-cell>
          <table:table-cell table:number-columns-repeated="2"/>
          <table:table-cell table:formula="of:=IF([.Q93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3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24201" calcext:value-type="float">
            <text:p>-30.55624201</text:p>
          </table:table-cell>
          <table:table-cell office:value-type="float" office:value="151.907689" calcext:value-type="float">
            <text:p>151.90768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9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02299" calcext:value-type="float">
            <text:p>-30.55602299</text:p>
          </table:table-cell>
          <table:table-cell office:value-type="float" office:value="151.906232" calcext:value-type="float">
            <text:p>151.90623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4301" calcext:value-type="float">
            <text:p>-28.40674301</text:p>
          </table:table-cell>
          <table:table-cell office:value-type="float" office:value="152.061887" calcext:value-type="float">
            <text:p>152.061887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table:formula="of:=IF([.Q9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2197" calcext:value-type="float">
            <text:p>-28.40662197</text:p>
          </table:table-cell>
          <table:table-cell office:value-type="float" office:value="152.061909" calcext:value-type="float">
            <text:p>152.061909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IF([.Q9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3898" calcext:value-type="float">
            <text:p>-28.40673898</text:p>
          </table:table-cell>
          <table:table-cell office:value-type="float" office:value="152.062075" calcext:value-type="float">
            <text:p>152.062075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formula="of:=IF([.Q9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80302" calcext:value-type="float">
            <text:p>-28.40680302</text:p>
          </table:table-cell>
          <table:table-cell office:value-type="float" office:value="152.061991" calcext:value-type="float">
            <text:p>152.061991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IF([.Q9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4603" calcext:value-type="float">
            <text:p>-28.40664603</text:p>
          </table:table-cell>
          <table:table-cell office:value-type="float" office:value="152.062144" calcext:value-type="float">
            <text:p>152.062144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table:formula="of:=IF([.Q9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04103" calcext:value-type="float">
            <text:p>-28.39504103</text:p>
          </table:table-cell>
          <table:table-cell office:value-type="float" office:value="151.311965" calcext:value-type="float">
            <text:p>151.311965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table:formula="of:=IF([.Q94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165" calcext:value-type="float">
            <text:p>-28.395165</text:p>
          </table:table-cell>
          <table:table-cell office:value-type="float" office:value="151.310923" calcext:value-type="float">
            <text:p>151.310923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formula="of:=IF([.Q94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0893" calcext:value-type="float">
            <text:p>-28.390893</text:p>
          </table:table-cell>
          <table:table-cell office:value-type="float" office:value="151.32088" calcext:value-type="float">
            <text:p>151.32088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table:formula="of:=IF([.Q9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4901" calcext:value-type="float">
            <text:p>-28.49584901</text:p>
          </table:table-cell>
          <table:table-cell office:value-type="float" office:value="151.963087" calcext:value-type="float">
            <text:p>151.963087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5999" calcext:value-type="float">
            <text:p>-28.49585999</text:p>
          </table:table-cell>
          <table:table-cell office:value-type="float" office:value="151.963213" calcext:value-type="float">
            <text:p>151.963213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4799" calcext:value-type="float">
            <text:p>-28.49614799</text:p>
          </table:table-cell>
          <table:table-cell office:value-type="float" office:value="151.962454" calcext:value-type="float">
            <text:p>151.96245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5596" calcext:value-type="float">
            <text:p>-28.49595596</text:p>
          </table:table-cell>
          <table:table-cell office:value-type="float" office:value="151.964192" calcext:value-type="float">
            <text:p>151.964192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0299" calcext:value-type="float">
            <text:p>-28.49590299</text:p>
          </table:table-cell>
          <table:table-cell office:value-type="float" office:value="151.963364" calcext:value-type="float">
            <text:p>151.963364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2998" calcext:value-type="float">
            <text:p>-28.49582998</text:p>
          </table:table-cell>
          <table:table-cell office:value-type="float" office:value="151.962896" calcext:value-type="float">
            <text:p>151.962896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0098" calcext:value-type="float">
            <text:p>-28.49570098</text:p>
          </table:table-cell>
          <table:table-cell office:value-type="float" office:value="151.964204" calcext:value-type="float">
            <text:p>151.96420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0399" calcext:value-type="float">
            <text:p>-28.49610399</text:p>
          </table:table-cell>
          <table:table-cell office:value-type="float" office:value="151.962336" calcext:value-type="float">
            <text:p>151.962336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5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396" calcext:value-type="float">
            <text:p>-28.49578396</text:p>
          </table:table-cell>
          <table:table-cell office:value-type="float" office:value="151.962482" calcext:value-type="float">
            <text:p>151.96248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199" calcext:value-type="float">
            <text:p>-28.49662199</text:p>
          </table:table-cell>
          <table:table-cell office:value-type="float" office:value="151.962732" calcext:value-type="float">
            <text:p>151.962732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table:formula="of:=IF([.Q95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76" calcext:value-type="float">
            <text:p>-28.495776</text:p>
          </table:table-cell>
          <table:table-cell office:value-type="float" office:value="151.962563" calcext:value-type="float">
            <text:p>151.962563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6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4" calcext:value-type="float">
            <text:p>-28.496624</text:p>
          </table:table-cell>
          <table:table-cell office:value-type="float" office:value="151.962616" calcext:value-type="float">
            <text:p>151.962616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formula="of:=IF([.Q96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27799" calcext:value-type="float">
            <text:p>-28.49627799</text:p>
          </table:table-cell>
          <table:table-cell office:value-type="float" office:value="151.962351" calcext:value-type="float">
            <text:p>151.9623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437" calcext:value-type="float">
            <text:p>-28.496437</text:p>
          </table:table-cell>
          <table:table-cell office:value-type="float" office:value="151.962511" calcext:value-type="float">
            <text:p>151.962511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table:formula="of:=IF([.Q96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02" calcext:value-type="float">
            <text:p>-28.49602</text:p>
          </table:table-cell>
          <table:table-cell office:value-type="float" office:value="151.962309" calcext:value-type="float">
            <text:p>151.962309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6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6401" calcext:value-type="float">
            <text:p>-28.49586401</text:p>
          </table:table-cell>
          <table:table-cell office:value-type="float" office:value="151.963151" calcext:value-type="float">
            <text:p>151.9631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899" calcext:value-type="float">
            <text:p>-28.49578899</text:p>
          </table:table-cell>
          <table:table-cell office:value-type="float" office:value="151.962659" calcext:value-type="float">
            <text:p>151.962659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7301" calcext:value-type="float">
            <text:p>-29.06747301</text:p>
          </table:table-cell>
          <table:table-cell office:value-type="float" office:value="151.990051" calcext:value-type="float">
            <text:p>151.990051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table:formula="of:=IF([.Q96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57" calcext:value-type="float">
            <text:p>-29.067457</text:p>
          </table:table-cell>
          <table:table-cell office:value-type="float" office:value="151.989572" calcext:value-type="float">
            <text:p>151.989572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table:formula="of:=IF([.Q96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18803" calcext:value-type="float">
            <text:p>-29.06718803</text:p>
          </table:table-cell>
          <table:table-cell office:value-type="float" office:value="151.990265" calcext:value-type="float">
            <text:p>151.990265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table:formula="of:=IF([.Q96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97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438699" calcext:value-type="float">
            <text:p>-30.57438699</text:p>
          </table:table-cell>
          <table:table-cell office:value-type="float" office:value="151.908147" calcext:value-type="float">
            <text:p>151.908147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9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50899" calcext:value-type="float">
            <text:p>-30.57550899</text:p>
          </table:table-cell>
          <table:table-cell office:value-type="float" office:value="151.904931" calcext:value-type="float">
            <text:p>151.90493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IF([.Q9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183397" calcext:value-type="float">
            <text:p>-30.55183397</text:p>
          </table:table-cell>
          <table:table-cell office:value-type="float" office:value="151.89709" calcext:value-type="float">
            <text:p>151.89709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9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048" calcext:value-type="float">
            <text:p>-30.553048</text:p>
          </table:table-cell>
          <table:table-cell office:value-type="float" office:value="151.898912" calcext:value-type="float">
            <text:p>151.898912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38596" calcext:value-type="float">
            <text:p>-30.55338596</text:p>
          </table:table-cell>
          <table:table-cell office:value-type="float" office:value="151.898836" calcext:value-type="float">
            <text:p>151.898836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0796" calcext:value-type="float">
            <text:p>-30.61480796</text:p>
          </table:table-cell>
          <table:table-cell office:value-type="float" office:value="151.941578" calcext:value-type="float">
            <text:p>151.94157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6102" calcext:value-type="float">
            <text:p>-30.61466102</text:p>
          </table:table-cell>
          <table:table-cell office:value-type="float" office:value="151.941561" calcext:value-type="float">
            <text:p>151.941561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9397" calcext:value-type="float">
            <text:p>-30.61459397</text:p>
          </table:table-cell>
          <table:table-cell office:value-type="float" office:value="151.941559" calcext:value-type="float">
            <text:p>151.94155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9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43" calcext:value-type="float">
            <text:p>-30.614643</text:p>
          </table:table-cell>
          <table:table-cell office:value-type="float" office:value="151.94136" calcext:value-type="float">
            <text:p>151.94136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3597" calcext:value-type="float">
            <text:p>-30.61453597</text:p>
          </table:table-cell>
          <table:table-cell office:value-type="float" office:value="151.941398" calcext:value-type="float">
            <text:p>151.9413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33103" calcext:value-type="float">
            <text:p>-30.61433103</text:p>
          </table:table-cell>
          <table:table-cell office:value-type="float" office:value="151.941375" calcext:value-type="float">
            <text:p>151.941375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26599" calcext:value-type="float">
            <text:p>-30.61426599</text:p>
          </table:table-cell>
          <table:table-cell office:value-type="float" office:value="151.941368" calcext:value-type="float">
            <text:p>151.941368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06801" calcext:value-type="float">
            <text:p>-30.61406801</text:p>
          </table:table-cell>
          <table:table-cell office:value-type="float" office:value="151.941397" calcext:value-type="float">
            <text:p>151.941397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904" calcext:value-type="float">
            <text:p>-30.61487904</text:p>
          </table:table-cell>
          <table:table-cell office:value-type="float" office:value="151.941041" calcext:value-type="float">
            <text:p>151.94104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8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602" calcext:value-type="float">
            <text:p>-30.61487602</text:p>
          </table:table-cell>
          <table:table-cell office:value-type="float" office:value="151.940233" calcext:value-type="float">
            <text:p>151.940233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8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77996" calcext:value-type="float">
            <text:p>-30.61477996</text:p>
          </table:table-cell>
          <table:table-cell office:value-type="float" office:value="151.940809" calcext:value-type="float">
            <text:p>151.9408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3303" calcext:value-type="float">
            <text:p>-30.61463303</text:p>
          </table:table-cell>
          <table:table-cell office:value-type="float" office:value="151.941019" calcext:value-type="float">
            <text:p>151.9410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8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9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91001" calcext:value-type="float">
            <text:p>-30.61391001</text:p>
          </table:table-cell>
          <table:table-cell office:value-type="float" office:value="151.941021" calcext:value-type="float">
            <text:p>151.941021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9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9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436" calcext:value-type="float">
            <text:p>-33.742436</text:p>
          </table:table-cell>
          <table:table-cell office:value-type="float" office:value="150.779629" calcext:value-type="float">
            <text:p>150.7796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IF([.Q9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20802" calcext:value-type="float">
            <text:p>-33.74220802</text:p>
          </table:table-cell>
          <table:table-cell office:value-type="float" office:value="150.779656" calcext:value-type="float">
            <text:p>150.7796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IF([.Q99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89797" calcext:value-type="float">
            <text:p>-33.74189797</text:p>
          </table:table-cell>
          <table:table-cell office:value-type="float" office:value="150.779999" calcext:value-type="float">
            <text:p>150.77999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IF([.Q99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06502" calcext:value-type="float">
            <text:p>-33.74206502</text:p>
          </table:table-cell>
          <table:table-cell office:value-type="float" office:value="150.780208" calcext:value-type="float">
            <text:p>150.7802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IF([.Q9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74101" calcext:value-type="float">
            <text:p>-33.74074101</text:p>
          </table:table-cell>
          <table:table-cell office:value-type="float" office:value="150.778846" calcext:value-type="float">
            <text:p>150.77884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57204" calcext:value-type="float">
            <text:p>-33.74057204</text:p>
          </table:table-cell>
          <table:table-cell office:value-type="float" office:value="150.778885" calcext:value-type="float">
            <text:p>150.7788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99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1597" calcext:value-type="float">
            <text:p>-33.74031597</text:p>
          </table:table-cell>
          <table:table-cell office:value-type="float" office:value="150.778898" calcext:value-type="float">
            <text:p>150.7788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6802" calcext:value-type="float">
            <text:p>-33.74036802</text:p>
          </table:table-cell>
          <table:table-cell office:value-type="float" office:value="150.779135" calcext:value-type="float">
            <text:p>150.77913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62099" calcext:value-type="float">
            <text:p>-33.74062099</text:p>
          </table:table-cell>
          <table:table-cell office:value-type="float" office:value="150.779071" calcext:value-type="float">
            <text:p>150.77907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12298" calcext:value-type="float">
            <text:p>-33.74112298</text:p>
          </table:table-cell>
          <table:table-cell office:value-type="float" office:value="150.779055" calcext:value-type="float">
            <text:p>150.77905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74119297" calcext:value-type="float">
            <text:p>-33.74119297</text:p>
          </table:table-cell>
          <table:table-cell office:value-type="float" office:value="150.778712" calcext:value-type="float">
            <text:p>150.7787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7280498" calcext:value-type="float">
            <text:p>-33.97280498</text:p>
          </table:table-cell>
          <table:table-cell office:value-type="float" office:value="150.99729" calcext:value-type="float">
            <text:p>150.997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5153398" calcext:value-type="float">
            <text:p>-33.95153398</text:p>
          </table:table-cell>
          <table:table-cell office:value-type="float" office:value="150.976828" calcext:value-type="float">
            <text:p>150.9768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F([.Q10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65303" calcext:value-type="float">
            <text:p>-33.94865303</text:p>
          </table:table-cell>
          <table:table-cell office:value-type="float" office:value="150.981468" calcext:value-type="float">
            <text:p>150.9814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Q10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46201" calcext:value-type="float">
            <text:p>-33.94846201</text:p>
          </table:table-cell>
          <table:table-cell office:value-type="float" office:value="150.981488" calcext:value-type="float">
            <text:p>150.9814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20603" calcext:value-type="float">
            <text:p>-33.94820603</text:p>
          </table:table-cell>
          <table:table-cell office:value-type="float" office:value="150.981514" calcext:value-type="float">
            <text:p>150.9815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9798" calcext:value-type="float">
            <text:p>-33.94809798</text:p>
          </table:table-cell>
          <table:table-cell office:value-type="float" office:value="150.981017" calcext:value-type="float">
            <text:p>150.9810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1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4501" calcext:value-type="float">
            <text:p>-33.94804501</text:p>
          </table:table-cell>
          <table:table-cell office:value-type="float" office:value="150.980269" calcext:value-type="float">
            <text:p>150.9802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1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4999" calcext:value-type="float">
            <text:p>-35.24694999</text:p>
          </table:table-cell>
          <table:table-cell office:value-type="float" office:value="150.531306" calcext:value-type="float">
            <text:p>150.53130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5602" calcext:value-type="float">
            <text:p>-35.24695602</text:p>
          </table:table-cell>
          <table:table-cell office:value-type="float" office:value="150.532207" calcext:value-type="float">
            <text:p>150.53220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IF([.Q101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37" calcext:value-type="float">
            <text:p>-35.246837</text:p>
          </table:table-cell>
          <table:table-cell office:value-type="float" office:value="150.53229" calcext:value-type="float">
            <text:p>150.532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1697" calcext:value-type="float">
            <text:p>-35.24681697</text:p>
          </table:table-cell>
          <table:table-cell office:value-type="float" office:value="150.532542" calcext:value-type="float">
            <text:p>150.53254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04001" calcext:value-type="float">
            <text:p>-35.24704001</text:p>
          </table:table-cell>
          <table:table-cell office:value-type="float" office:value="150.532785" calcext:value-type="float">
            <text:p>150.53278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moved to new small envelope because of leak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0003" calcext:value-type="float">
            <text:p>-35.24690003</text:p>
          </table:table-cell>
          <table:table-cell office:value-type="float" office:value="150.534075" calcext:value-type="float">
            <text:p>150.53407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369" calcext:value-type="float">
            <text:p>-35.247369</text:p>
          </table:table-cell>
          <table:table-cell office:value-type="float" office:value="150.535138" calcext:value-type="float">
            <text:p>150.5351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1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769004" calcext:value-type="float">
            <text:p>-33.12769004</text:p>
          </table:table-cell>
          <table:table-cell office:value-type="float" office:value="149.99642" calcext:value-type="float">
            <text:p>149.9964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IF([.Q101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821399" calcext:value-type="float">
            <text:p>-33.12821399</text:p>
          </table:table-cell>
          <table:table-cell office:value-type="float" office:value="149.996135" calcext:value-type="float">
            <text:p>149.99613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IF([.Q102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31402" calcext:value-type="float">
            <text:p>-33.12531402</text:p>
          </table:table-cell>
          <table:table-cell office:value-type="float" office:value="150.009007" calcext:value-type="float">
            <text:p>150.009007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IF([.Q10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13004" calcext:value-type="float">
            <text:p>-33.12513004</text:p>
          </table:table-cell>
          <table:table-cell office:value-type="float" office:value="150.008717" calcext:value-type="float">
            <text:p>150.008717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formula="of:=IF([.Q102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264699" calcext:value-type="float">
            <text:p>-33.12264699</text:p>
          </table:table-cell>
          <table:table-cell office:value-type="float" office:value="150.018213" calcext:value-type="float">
            <text:p>150.018213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formula="of:=IF([.Q102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7431" calcext:value-type="float">
            <text:p>-32.687431</text:p>
          </table:table-cell>
          <table:table-cell office:value-type="float" office:value="150.005263" calcext:value-type="float">
            <text:p>150.005263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IF([.Q102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27999" calcext:value-type="float">
            <text:p>-32.68627999</text:p>
          </table:table-cell>
          <table:table-cell office:value-type="float" office:value="150.005804" calcext:value-type="float">
            <text:p>150.005804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table:formula="of:=IF([.Q102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06299" calcext:value-type="float">
            <text:p>-32.68606299</text:p>
          </table:table-cell>
          <table:table-cell office:value-type="float" office:value="150.005866" calcext:value-type="float">
            <text:p>150.005866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IF([.Q102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4896" calcext:value-type="float">
            <text:p>-30.61454896</text:p>
          </table:table-cell>
          <table:table-cell office:value-type="float" office:value="151.941906" calcext:value-type="float">
            <text:p>151.94190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1502" calcext:value-type="float">
            <text:p>-30.61441502</text:p>
          </table:table-cell>
          <table:table-cell office:value-type="float" office:value="151.942247" calcext:value-type="float">
            <text:p>151.94224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102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18502" calcext:value-type="float">
            <text:p>-30.61418502</text:p>
          </table:table-cell>
          <table:table-cell office:value-type="float" office:value="151.942253" calcext:value-type="float">
            <text:p>151.942253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8402" calcext:value-type="float">
            <text:p>-30.61388402</text:p>
          </table:table-cell>
          <table:table-cell office:value-type="float" office:value="151.942521" calcext:value-type="float">
            <text:p>151.942521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7698" calcext:value-type="float">
            <text:p>-30.61387698</text:p>
          </table:table-cell>
          <table:table-cell office:value-type="float" office:value="151.942828" calcext:value-type="float">
            <text:p>151.942828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8303" calcext:value-type="float">
            <text:p>-30.61348303</text:p>
          </table:table-cell>
          <table:table-cell office:value-type="float" office:value="151.942816" calcext:value-type="float">
            <text:p>151.94281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8898" calcext:value-type="float">
            <text:p>-30.61368898</text:p>
          </table:table-cell>
          <table:table-cell office:value-type="float" office:value="151.942754" calcext:value-type="float">
            <text:p>151.94275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6501" calcext:value-type="float">
            <text:p>-30.61346501</text:p>
          </table:table-cell>
          <table:table-cell office:value-type="float" office:value="151.942117" calcext:value-type="float">
            <text:p>151.942117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32" calcext:value-type="float">
            <text:p>-30.61332</text:p>
          </table:table-cell>
          <table:table-cell office:value-type="float" office:value="151.942271" calcext:value-type="float">
            <text:p>151.94227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2596" calcext:value-type="float">
            <text:p>-30.61312596</text:p>
          </table:table-cell>
          <table:table-cell office:value-type="float" office:value="151.942215" calcext:value-type="float">
            <text:p>151.942215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8204" calcext:value-type="float">
            <text:p>-30.61318204</text:p>
          </table:table-cell>
          <table:table-cell office:value-type="float" office:value="151.942496" calcext:value-type="float">
            <text:p>151.94249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6703" calcext:value-type="float">
            <text:p>-30.61316703</text:p>
          </table:table-cell>
          <table:table-cell office:value-type="float" office:value="151.942752" calcext:value-type="float">
            <text:p>151.942752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7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1999" calcext:value-type="float">
            <text:p>-30.61361999</text:p>
          </table:table-cell>
          <table:table-cell office:value-type="float" office:value="151.941874" calcext:value-type="float">
            <text:p>151.94187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21297" calcext:value-type="float">
            <text:p>-30.61321297</text:p>
          </table:table-cell>
          <table:table-cell office:value-type="float" office:value="151.943026" calcext:value-type="float">
            <text:p>151.94302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1398" calcext:value-type="float">
            <text:p>-30.61311398</text:p>
          </table:table-cell>
          <table:table-cell office:value-type="float" office:value="151.943455" calcext:value-type="float">
            <text:p>151.94345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02203" calcext:value-type="float">
            <text:p>-30.61302203</text:p>
          </table:table-cell>
          <table:table-cell office:value-type="float" office:value="151.943931" calcext:value-type="float">
            <text:p>151.94393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9204" calcext:value-type="float">
            <text:p>-30.61249204</text:p>
          </table:table-cell>
          <table:table-cell office:value-type="float" office:value="151.942647" calcext:value-type="float">
            <text:p>151.9426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27" calcext:value-type="float">
            <text:p>-30.612427</text:p>
          </table:table-cell>
          <table:table-cell office:value-type="float" office:value="151.942411" calcext:value-type="float">
            <text:p>151.94241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4904" calcext:value-type="float">
            <text:p>-30.61244904</text:p>
          </table:table-cell>
          <table:table-cell office:value-type="float" office:value="151.941981" calcext:value-type="float">
            <text:p>151.94198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94998" calcext:value-type="float">
            <text:p>-30.61194998</text:p>
          </table:table-cell>
          <table:table-cell office:value-type="float" office:value="151.941887" calcext:value-type="float">
            <text:p>151.941887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507" calcext:value-type="float">
            <text:p>-30.611507</text:p>
          </table:table-cell>
          <table:table-cell office:value-type="float" office:value="151.942091" calcext:value-type="float">
            <text:p>151.94209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4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35998" calcext:value-type="float">
            <text:p>-30.61135998</text:p>
          </table:table-cell>
          <table:table-cell office:value-type="float" office:value="151.942235" calcext:value-type="float">
            <text:p>151.94223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01699" calcext:value-type="float">
            <text:p>-30.61101699</text:p>
          </table:table-cell>
          <table:table-cell office:value-type="float" office:value="151.941664" calcext:value-type="float">
            <text:p>151.941664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10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030101" calcext:value-type="float">
            <text:p>-30.61030101</text:p>
          </table:table-cell>
          <table:table-cell office:value-type="float" office:value="151.942406" calcext:value-type="float">
            <text:p>151.94240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105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78401" calcext:value-type="float">
            <text:p>-30.60978401</text:p>
          </table:table-cell>
          <table:table-cell office:value-type="float" office:value="151.942063" calcext:value-type="float">
            <text:p>151.942063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56701" calcext:value-type="float">
            <text:p>-30.60956701</text:p>
          </table:table-cell>
          <table:table-cell office:value-type="float" office:value="151.942258" calcext:value-type="float">
            <text:p>151.94225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489" calcext:value-type="float">
            <text:p>-30.604489</text:p>
          </table:table-cell>
          <table:table-cell office:value-type="float" office:value="151.947207" calcext:value-type="float">
            <text:p>151.94720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6503" calcext:value-type="float">
            <text:p>-30.60436503</text:p>
          </table:table-cell>
          <table:table-cell office:value-type="float" office:value="151.947299" calcext:value-type="float">
            <text:p>151.947299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2496" calcext:value-type="float">
            <text:p>-30.60432496</text:p>
          </table:table-cell>
          <table:table-cell office:value-type="float" office:value="151.947418" calcext:value-type="float">
            <text:p>151.94741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76199" calcext:value-type="float">
            <text:p>-30.60276199</text:p>
          </table:table-cell>
          <table:table-cell office:value-type="float" office:value="151.950684" calcext:value-type="float">
            <text:p>151.950684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IF([.Q105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51699" calcext:value-type="float">
            <text:p>-30.60251699</text:p>
          </table:table-cell>
          <table:table-cell office:value-type="float" office:value="151.951738" calcext:value-type="float">
            <text:p>151.951738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IF([.Q105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IF([.Q105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888" calcext:value-type="float">
            <text:p>-30.554888</text:p>
          </table:table-cell>
          <table:table-cell office:value-type="float" office:value="151.904249" calcext:value-type="float">
            <text:p>151.904249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105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98104" calcext:value-type="float">
            <text:p>-30.55498104</text:p>
          </table:table-cell>
          <table:table-cell office:value-type="float" office:value="151.904568" calcext:value-type="float">
            <text:p>151.904568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6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10098" calcext:value-type="float">
            <text:p>-30.55510098</text:p>
          </table:table-cell>
          <table:table-cell office:value-type="float" office:value="151.90465" calcext:value-type="float">
            <text:p>151.90465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6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4799" calcext:value-type="float">
            <text:p>-30.55544799</text:p>
          </table:table-cell>
          <table:table-cell office:value-type="float" office:value="151.905152" calcext:value-type="float">
            <text:p>151.90515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106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1698" calcext:value-type="float">
            <text:p>-30.55311698</text:p>
          </table:table-cell>
          <table:table-cell office:value-type="float" office:value="151.901967" calcext:value-type="float">
            <text:p>151.90196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IF([.Q106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34" calcext:value-type="float">
            <text:p>-30.553134</text:p>
          </table:table-cell>
          <table:table-cell office:value-type="float" office:value="151.900308" calcext:value-type="float">
            <text:p>151.900308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106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624802" calcext:value-type="float">
            <text:p>-30.54624802</text:p>
          </table:table-cell>
          <table:table-cell office:value-type="float" office:value="151.898194" calcext:value-type="float">
            <text:p>151.898194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106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78701" calcext:value-type="float">
            <text:p>-30.54578701</text:p>
          </table:table-cell>
          <table:table-cell office:value-type="float" office:value="151.897856" calcext:value-type="float">
            <text:p>151.897856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6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58501" calcext:value-type="float">
            <text:p>-30.54558501</text:p>
          </table:table-cell>
          <table:table-cell office:value-type="float" office:value="151.89878" calcext:value-type="float">
            <text:p>151.89878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106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IF([.Q106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6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0501" calcext:value-type="float">
            <text:p>-30.86050501</text:p>
          </table:table-cell>
          <table:table-cell office:value-type="float" office:value="151.891832" calcext:value-type="float">
            <text:p>151.891832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28102" calcext:value-type="float">
            <text:p>-30.85228102</text:p>
          </table:table-cell>
          <table:table-cell office:value-type="float" office:value="151.889532" calcext:value-type="float">
            <text:p>151.889532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table:formula="of:=IF([.Q107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12604" calcext:value-type="float">
            <text:p>-30.85212604</text:p>
          </table:table-cell>
          <table:table-cell office:value-type="float" office:value="151.889702" calcext:value-type="float">
            <text:p>151.88970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IF([.Q107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284096" calcext:value-type="float">
            <text:p>-30.86284096</text:p>
          </table:table-cell>
          <table:table-cell office:value-type="float" office:value="151.85684" calcext:value-type="float">
            <text:p>151.85684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IF([.Q10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24203" calcext:value-type="float">
            <text:p>-30.67624203</text:p>
          </table:table-cell>
          <table:table-cell office:value-type="float" office:value="151.74434" calcext:value-type="float">
            <text:p>151.74434</text:p>
          </table:table-cell>
          <table:table-cell office:value-type="float" office:value="981.511963" calcext:value-type="float">
            <text:p>981.511963</text:p>
          </table:table-cell>
          <table:table-cell table:number-columns-repeated="2"/>
          <table:table-cell table:formula="of:=IF([.Q10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37798" calcext:value-type="float">
            <text:p>-30.67637798</text:p>
          </table:table-cell>
          <table:table-cell office:value-type="float" office:value="151.744317" calcext:value-type="float">
            <text:p>151.744317</text:p>
          </table:table-cell>
          <table:table-cell office:value-type="float" office:value="970.986694" calcext:value-type="float">
            <text:p>970.986694</text:p>
          </table:table-cell>
          <table:table-cell table:number-columns-repeated="2"/>
          <table:table-cell table:formula="of:=IF([.Q10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576099" calcext:value-type="float">
            <text:p>-30.67576099</text:p>
          </table:table-cell>
          <table:table-cell office:value-type="float" office:value="151.742332" calcext:value-type="float">
            <text:p>151.742332</text:p>
          </table:table-cell>
          <table:table-cell office:value-type="float" office:value="979.500793" calcext:value-type="float">
            <text:p>979.500793</text:p>
          </table:table-cell>
          <table:table-cell table:number-columns-repeated="2"/>
          <table:table-cell table:formula="of:=IF([.Q10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1696" calcext:value-type="float">
            <text:p>-30.69581696</text:p>
          </table:table-cell>
          <table:table-cell office:value-type="float" office:value="151.791648" calcext:value-type="float">
            <text:p>151.791648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formula="of:=IF([.Q10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74697" calcext:value-type="float">
            <text:p>-30.69574697</text:p>
          </table:table-cell>
          <table:table-cell office:value-type="float" office:value="151.791598" calcext:value-type="float">
            <text:p>151.791598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0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82" calcext:value-type="float">
            <text:p>-30.695882</text:p>
          </table:table-cell>
          <table:table-cell office:value-type="float" office:value="151.791756" calcext:value-type="float">
            <text:p>151.7917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table:formula="of:=IF([.Q10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nberra</text:p>
          </table:table-cell>
          <table:table-cell/>
          <table:table-cell table:style-name="Default"/>
          <table:table-cell/>
          <table:table-cell office:value-type="float" office:value="-35.276864" calcext:value-type="float">
            <text:p>-35.276864</text:p>
          </table:table-cell>
          <table:table-cell office:value-type="float" office:value="149.1130806" calcext:value-type="float">
            <text:p>149.1130806</text:p>
          </table:table-cell>
          <table:table-cell table:number-columns-repeated="3"/>
          <table:table-cell table:formula="of:=IF([.Q108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newspaper packag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8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IF([.Q108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formula="of:=IF([.Q108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formula="of:=IF([.Q108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IF([.Q108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1" draw:text-style-name="P2" svg:width="28.99mm" svg:height="18.56mm" svg:x="41.72mm" svg:y="4922.05mm" draw:caption-point-x="0mm" draw:caption-point-y="0mm">
              <dc:creator>KDM</dc:creator>
              <dc:date>2018-02-05T00:00:00</dc:date>
              <text:p text:style-name="P1"><text:span text:style-name="T1">Are these sub-ids </text:span><text:span text:style-name="T1">like Jaz’s? In </text:span><text:span text:style-name="T1">which case they </text:span><text:span text:style-name="T1">need to be </text:span><text:span text:style-name="T1">expanded</text:span></text:p>
            </office:annotation>
            <text:p>TLC95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0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6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09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9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25" calcext:value-type="float">
            <text:p>-30.52625</text:p>
          </table:table-cell>
          <table:table-cell office:value-type="float" office:value="151.9192" calcext:value-type="float">
            <text:p>151.919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9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72" calcext:value-type="float">
            <text:p>-30.52672</text:p>
          </table:table-cell>
          <table:table-cell office:value-type="float" office:value="151.91909" calcext:value-type="float">
            <text:p>151.91909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IF([.Q10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1" calcext:value-type="float">
            <text:p>-30.52661</text:p>
          </table:table-cell>
          <table:table-cell office:value-type="float" office:value="151.92042" calcext:value-type="float">
            <text:p>151.92042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9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81" calcext:value-type="float">
            <text:p>-30.52681</text:p>
          </table:table-cell>
          <table:table-cell office:value-type="float" office:value="151.92275" calcext:value-type="float">
            <text:p>151.92275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09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14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6" calcext:value-type="float">
            <text:p>-30.52666</text:p>
          </table:table-cell>
          <table:table-cell office:value-type="float" office:value="151.92062" calcext:value-type="float">
            <text:p>151.92062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82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 table:number-columns-repeated="6"/>
          <table:table-cell table:formula="of:=IF([.Q109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pulnea</text:p>
          </table:table-cell>
          <table:table-cell table:formula="of:=&quot;Eucalyptus &quot;&amp;[.C1099]" office:value-type="string" office:string-value="Eucalyptus populnea" calcext:value-type="string">
            <text:p>Eucalyptus populnea</text:p>
          </table:table-cell>
          <table:table-cell office:value-type="string" calcext:value-type="string">
            <text:p>E. populne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09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unknown</text:p>
          </table:table-cell>
          <table:table-cell table:formula="of:=&quot;Eucalyptus &quot;&amp;[.C1100]" office:value-type="string" office:string-value="Eucalyptus unknown" calcext:value-type="string">
            <text:p>Eucalyptus unknown</text:p>
          </table:table-cell>
          <table:table-cell office:value-type="string" calcext:value-type="string">
            <text:p>Eucalyptus hybrid?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crorhyncha</text:p>
          </table:table-cell>
          <table:table-cell table:formula="of:=&quot;Eucalyptus &quot;&amp;[.C1101]" office:value-type="string" office:string-value="Eucalyptus macrorhyncha" calcext:value-type="string">
            <text:p>Eucalyptus macrorhyncha</text:p>
          </table:table-cell>
          <table:table-cell office:value-type="string" calcext:value-type="string">
            <text:p>E. macrorhynch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3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722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5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table:formula="of:=&quot;Eucalyptus &quot;&amp;[.C1104]" office:value-type="string" office:string-value="Eucalyptus sp. aff. magnificata" calcext:value-type="string">
            <text:p>Eucalyptus sp. aff. magnificata</text:p>
          </table:table-cell>
          <table:table-cell office:value-type="string" calcext:value-type="string">
            <text:p>E. sp. aff. magnific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04] &amp;  &quot; &quot; &amp; [.Y1104] &amp; &quot; &quot; &amp; [.Z1104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quadrangulata</text:p>
          </table:table-cell>
          <table:table-cell table:formula="of:=&quot;Eucalyptus &quot;&amp;[.C1105]" office:value-type="string" office:string-value="Eucalyptus quadrangulata" calcext:value-type="string">
            <text:p>Eucalyptus quadrangulata</text:p>
          </table:table-cell>
          <table:table-cell office:value-type="string" calcext:value-type="string">
            <text:p>E. quadrangul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, 'box bark'</text:p>
          </table:table-cell>
          <table:table-cell table:number-columns-repeated="5"/>
          <table:table-cell table:formula="of:=[.X1105] &amp;  &quot; &quot; &amp; [.Y1105] &amp; &quot; &quot; &amp; [.Z1105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runnea</text:p>
          </table:table-cell>
          <table:table-cell table:formula="of:=&quot;Eucalyptus &quot;&amp;[.C1106]" office:value-type="string" office:string-value="Eucalyptus brunnea" calcext:value-type="string">
            <text:p>Eucalyptus brunnea</text:p>
          </table:table-cell>
          <table:table-cell office:value-type="string" calcext:value-type="string">
            <text:p>E. brunnea?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06] &amp;  &quot; &quot; &amp; [.Y1106] &amp; &quot; &quot; &amp; [.Z1106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retinens</text:p>
          </table:table-cell>
          <table:table-cell table:formula="of:=&quot;Eucalyptus &quot;&amp;[.C1107]" office:value-type="string" office:string-value="Eucalyptus retinens" calcext:value-type="string">
            <text:p>Eucalyptus retinens</text:p>
          </table:table-cell>
          <table:table-cell office:value-type="string" calcext:value-type="string">
            <text:p>E. retinens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07] &amp;  &quot; &quot; &amp; [.Y1107] &amp; &quot; &quot; &amp; [.Z1107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wp3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andrewsii</text:p>
          </table:table-cell>
          <table:table-cell table:formula="of:=&quot;Eucalyptus &quot;&amp;[.C1108]" office:value-type="string" office:string-value="Eucalyptus andrewsii" calcext:value-type="string">
            <text:p>Eucalyptus andrewsii</text:p>
          </table:table-cell>
          <table:table-cell office:value-type="string" calcext:value-type="string">
            <text:p>E. andrewsii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  <table:table-cell table:formula="of:=[.X1108] &amp;  &quot; &quot; &amp; [.Y1108] &amp; &quot; &quot; &amp; [.Z1108]" office:value-type="string" office:string-value="  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LB-U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1;U1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office:value-type="string" calcext:value-type="string">
            <text:p>LB-U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2;U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3;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4;U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5;U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6;U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7;U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8;U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9;U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0;U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11;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2;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3;P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4;P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5;P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6;P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7;P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8;P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9;P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P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0;P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1;G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2;G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3;G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4;G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5;G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6;G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7;G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8;G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29;G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G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0;G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1;W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2;W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3;W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4;W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35;W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6;W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7;W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8;W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9;W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0;W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1;H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2;H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3;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4;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5;H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6;H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7;H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8;H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9;H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H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0;H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M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051;M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M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2;M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M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3;M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4;D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5;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6;D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7;D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8;D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9;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0;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1;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2;D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D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3;D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4;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65;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6;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7;V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8;V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9;V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0;V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1;V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2;V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V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3;V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4;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5;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6;A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7;A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8;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9;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0;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1;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2;A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A-1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3;A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4;site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5;site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6;site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7;site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8;site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9;site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0;site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1;site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2;site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3;site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4;C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5;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096;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7;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8;C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9;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0;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1;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C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2;C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3;N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4;N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5;N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6;N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7;N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8;N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9;N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0;N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1;N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2;N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3;N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4;N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5;N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6;N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7;N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8;N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9;N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0;N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1;N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N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2;N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3;site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4;site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5;site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6;site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7;site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8;site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9;site3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0;site3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31;site3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2;site3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; failed—too few loci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0;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1;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2;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3;B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4;B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5;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6;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7;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8;B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B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9;B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0;J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1;J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2;J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53;J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4;J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5;J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6;J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7;J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8;J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J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9;J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0;site17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1;site17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2;site17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3;site1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4;site17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5;site17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6;site17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7;site17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8;site17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7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9;site17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0;site1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1;site1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2;site1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3;site1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4;site1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75;site1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6;site1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7;site1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8;site1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9;site1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0;i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1;i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2;i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3;i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4;i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5;i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6;i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7;i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8;i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9;i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90;site16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1;site16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192;site16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3;site16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4;site16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5;site16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6;site16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7;site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8;site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9;site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0;site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1;site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2;site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3;site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4;site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5;site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6;site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7;site14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8;site14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9;site14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0;site14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1;site14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2;site14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3;site14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4;site14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5;site14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6;site14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217;site5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8;site5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9;site5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0;site5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1;site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2;site5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3;site5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4;site5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5;site5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5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6;site5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27;site10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8;site10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9;site10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0;site10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1;site10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2;site10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33;site10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4;site10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5;site10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6;site10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7;T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8;T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9;T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0;T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1;T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2;T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3;T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4;T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5;T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6;T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7;site19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8;site19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9;site19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0;site19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1;site19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2;site19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3;site19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4;site19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5;site19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9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6;site19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57;K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8;K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9;K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0;K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1;K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2;K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3;K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4;K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5;K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K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6;K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7;site20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8;site20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9;site20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0;site20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1;site20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2;site20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3;site20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4;site20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5;site20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6;site20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77;W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8;W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9;W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0;W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1;W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2;W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3;W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4;W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5;W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6;W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7;site24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288;site24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9;site24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0;site24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1;site24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2;site24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3;site24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4;site24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5;site24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6;site24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7;W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8;W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9;W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0;W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1;W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2;W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3;W3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4;W3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5;W3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W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6;W3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7;T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8;T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9;T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0;T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1;T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2;T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3;T3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4;T3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5;T3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6;T3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7;site2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8;site2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9;site2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0;site2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1;site2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2;site2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3;site2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4;site2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5;site2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6;site2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7;T2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8;T2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9;T2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0;T2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1;T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2;T2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3;T2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4;T2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5;T2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T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6;T2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7;site13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8;site1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9;site13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0;site13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1;site13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1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2;site13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3;site26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4;site26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5;site26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6;site26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7;site26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8;site26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9;site26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0;site26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1;site26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26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2;site26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53;i1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4;i1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5;i1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6;i1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7;i1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8;i1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9;i1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0;i1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61;i1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i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2;i1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3;O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4;O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5;O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6;O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7;O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8;O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9;O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0;O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1;O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O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2;O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1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2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3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4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5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6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7-7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Rye Park</text:p>
          </table:table-cell>
          <table:table-cell/>
          <table:table-cell table:style-name="Default"/>
          <table:table-cell/>
          <table:table-cell office:value-type="float" office:value="-34.6775" calcext:value-type="float">
            <text:p>-34.6775</text:p>
          </table:table-cell>
          <table:table-cell office:value-type="float" office:value="148.9245" calcext:value-type="float">
            <text:p>148.924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3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t Majura</text:p>
          </table:table-cell>
          <table:table-cell/>
          <table:table-cell table:style-name="Default"/>
          <table:table-cell/>
          <table:table-cell office:value-type="float" office:value="-34.6736" calcext:value-type="float">
            <text:p>-34.6736</text:p>
          </table:table-cell>
          <table:table-cell office:value-type="float" office:value="149.1538" calcext:value-type="float">
            <text:p>149.153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4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gans Flat</text:p>
          </table:table-cell>
          <table:table-cell/>
          <table:table-cell table:style-name="Default"/>
          <table:table-cell/>
          <table:table-cell office:value-type="float" office:value="-35.172" calcext:value-type="float">
            <text:p>-35.172</text:p>
          </table:table-cell>
          <table:table-cell office:value-type="float" office:value="149.159" calcext:value-type="float">
            <text:p>149.15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icks Creek</text:p>
          </table:table-cell>
          <table:table-cell/>
          <table:table-cell table:style-name="Default"/>
          <table:table-cell/>
          <table:table-cell office:value-type="float" office:value="-34.9884" calcext:value-type="float">
            <text:p>-34.9884</text:p>
          </table:table-cell>
          <table:table-cell office:value-type="float" office:value="149.161" calcext:value-type="float">
            <text:p>149.16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6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arden</text:p>
          </table:table-cell>
          <table:table-cell/>
          <table:table-cell table:style-name="Default"/>
          <table:table-cell/>
          <table:table-cell office:value-type="float" office:value="-34.7382" calcext:value-type="float">
            <text:p>-34.7382</text:p>
          </table:table-cell>
          <table:table-cell office:value-type="float" office:value="148.2772" calcext:value-type="float">
            <text:p>148.277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7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Temora</text:p>
          </table:table-cell>
          <table:table-cell/>
          <table:table-cell table:style-name="Default"/>
          <table:table-cell/>
          <table:table-cell office:value-type="float" office:value="-34.536" calcext:value-type="float">
            <text:p>-34.536</text:p>
          </table:table-cell>
          <table:table-cell office:value-type="float" office:value="147.6671" calcext:value-type="float">
            <text:p>147.667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8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unee</text:p>
          </table:table-cell>
          <table:table-cell/>
          <table:table-cell table:style-name="Default"/>
          <table:table-cell/>
          <table:table-cell office:value-type="float" office:value="-34.8359" calcext:value-type="float">
            <text:p>-34.8359</text:p>
          </table:table-cell>
          <table:table-cell office:value-type="float" office:value="147.5079" calcext:value-type="float">
            <text:p>147.50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9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lendbeen</text:p>
          </table:table-cell>
          <table:table-cell/>
          <table:table-cell table:style-name="Default"/>
          <table:table-cell/>
          <table:table-cell office:value-type="float" office:value="-34.5959" calcext:value-type="float">
            <text:p>-34.5959</text:p>
          </table:table-cell>
          <table:table-cell office:value-type="float" office:value="148.1677" calcext:value-type="float">
            <text:p>148.167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armedman</text:p>
          </table:table-cell>
          <table:table-cell/>
          <table:table-cell table:style-name="Default"/>
          <table:table-cell/>
          <table:table-cell office:value-type="float" office:value="-34.1797" calcext:value-type="float">
            <text:p>-34.1797</text:p>
          </table:table-cell>
          <table:table-cell office:value-type="float" office:value="147.4116" calcext:value-type="float">
            <text:p>147.411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unning</text:p>
          </table:table-cell>
          <table:table-cell/>
          <table:table-cell table:style-name="Default"/>
          <table:table-cell/>
          <table:table-cell office:value-type="float" office:value="-34.7672" calcext:value-type="float">
            <text:p>-34.7672</text:p>
          </table:table-cell>
          <table:table-cell office:value-type="float" office:value="149.2954" calcext:value-type="float">
            <text:p>149.295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2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uberta</text:p>
          </table:table-cell>
          <table:table-cell/>
          <table:table-cell table:style-name="Default"/>
          <table:table-cell/>
          <table:table-cell office:value-type="float" office:value="-35.056" calcext:value-type="float">
            <text:p>-35.056</text:p>
          </table:table-cell>
          <table:table-cell office:value-type="float" office:value="147.2324" calcext:value-type="float">
            <text:p>147.232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3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ingullie</text:p>
          </table:table-cell>
          <table:table-cell/>
          <table:table-cell table:style-name="Default"/>
          <table:table-cell/>
          <table:table-cell office:value-type="float" office:value="-35.0723" calcext:value-type="float">
            <text:p>-35.0723</text:p>
          </table:table-cell>
          <table:table-cell office:value-type="float" office:value="147.1113" calcext:value-type="float">
            <text:p>147.111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4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orongla</text:p>
          </table:table-cell>
          <table:table-cell/>
          <table:table-cell table:style-name="Default"/>
          <table:table-cell/>
          <table:table-cell office:value-type="float" office:value="-34.1067" calcext:value-type="float">
            <text:p>-34.1067</text:p>
          </table:table-cell>
          <table:table-cell office:value-type="float" office:value="148.6678" calcext:value-type="float">
            <text:p>148.667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errigan</text:p>
          </table:table-cell>
          <table:table-cell/>
          <table:table-cell table:style-name="Default"/>
          <table:table-cell/>
          <table:table-cell office:value-type="float" office:value="-33.8416" calcext:value-type="float">
            <text:p>-33.8416</text:p>
          </table:table-cell>
          <table:table-cell office:value-type="float" office:value="147.5757" calcext:value-type="float">
            <text:p>147.575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6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nargo</text:p>
          </table:table-cell>
          <table:table-cell/>
          <table:table-cell table:style-name="Default"/>
          <table:table-cell/>
          <table:table-cell office:value-type="float" office:value="-35.2985" calcext:value-type="float">
            <text:p>-35.2985</text:p>
          </table:table-cell>
          <table:table-cell office:value-type="float" office:value="145.1679" calcext:value-type="float">
            <text:p>145.16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7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5679" calcext:value-type="float">
            <text:p>-35.5679</text:p>
          </table:table-cell>
          <table:table-cell office:value-type="float" office:value="147.2737" calcext:value-type="float">
            <text:p>147.273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8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erra Jerra</text:p>
          </table:table-cell>
          <table:table-cell/>
          <table:table-cell table:style-name="Default"/>
          <table:table-cell/>
          <table:table-cell office:value-type="float" office:value="-35.5437" calcext:value-type="float">
            <text:p>-35.5437</text:p>
          </table:table-cell>
          <table:table-cell office:value-type="float" office:value="147.2736" calcext:value-type="float">
            <text:p>147.273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9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6333" calcext:value-type="float">
            <text:p>-35.6333</text:p>
          </table:table-cell>
          <table:table-cell office:value-type="float" office:value="147.3221" calcext:value-type="float">
            <text:p>147.322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aragle</text:p>
          </table:table-cell>
          <table:table-cell/>
          <table:table-cell table:style-name="Default"/>
          <table:table-cell/>
          <table:table-cell office:value-type="float" office:value="-35.9118" calcext:value-type="float">
            <text:p>-35.9118</text:p>
          </table:table-cell>
          <table:table-cell office:value-type="float" office:value="148.0951" calcext:value-type="float">
            <text:p>148.095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1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bundrie</text:p>
          </table:table-cell>
          <table:table-cell/>
          <table:table-cell table:style-name="Default"/>
          <table:table-cell/>
          <table:table-cell office:value-type="float" office:value="-35.6856" calcext:value-type="float">
            <text:p>-35.6856</text:p>
          </table:table-cell>
          <table:table-cell office:value-type="float" office:value="146.7222" calcext:value-type="float">
            <text:p>146.722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2;</text:p>
          </table:table-cell>
          <table:table-cell table:number-columns-repeated="5"/>
        </table:table-row>
      </table:table>
      <table:table table:name="spp2series" table:style-name="ta1">
        <office:forms form:automatic-focus="false" form:apply-design-mode="false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named-expressions/>
      <table:database-ranges>
        <table:database-range table:name="__Anonymous_Sheet_DB__0" table:target-range-address="libname2sample.A1:libname2sample.AMJ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time-style style:name="N117">
      <number:minutes number:style="long"/>
      <number:text>:</number:text>
      <number:seconds number:style="long" number:decimal-places="1"/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 style:data-style-name="N2" text:time-value="20:27:05.172402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20:39:04.254876573</dc:date>
    <dc:creator>Kevin Murray</dc:creator>
    <meta:editing-duration>PT3H1M41S</meta:editing-duration>
    <meta:editing-cycles>21</meta:editing-cycles>
    <meta:generator>LibreOffice/5.4.4.2$Linux_X86_64 LibreOffice_project/40m0$Build-2</meta:generator>
    <meta:document-statistic meta:table-count="3" meta:cell-count="20957" meta:object-count="0"/>
  </office:meta>
</office:document-meta>
</file>